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extra-label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22372d22a523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c4f1306bb8e2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fe2a902a9d8c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3cbda142d094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bed62257dacc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8e8d4a59a95d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011d0f6efa6d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cf9320b4e4d9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2a2521578761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ca2df5031114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49e78016d11a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c6b7d3bdb8b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6646a4eb385e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2db652940a8d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f6dcb6e2196e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33dc22e961f0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ed78bc2aa92b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fb2d049f234f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b85b52c7d4d0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ed568e0489ac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df59260ed274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bcde07aba664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5ff2ad09647e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e0f53abccde2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6b9e08d7f2ba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045995aee696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02486d824f47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fb00a09c49b4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fe233425f6e6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915a98a84d15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ad1ac3eb9e3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5f3cb6728ab9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b73c45c8e015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c8d60a75d5e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c317863a82c2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9a5b7f32cac3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4d06b698cfea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05004189e4b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f753837df5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1c5cbb5ca16c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7735aa6231b0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f85974dc0584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01783e1190e1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cc06c0548077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529fa346c69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17a8fbc0dfcf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9a0907a4e02a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452a43f4fe6e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ddca933988c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0fac35f03a48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ee5801f848fb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a54cb8021573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7996602ac6d3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f23fdf7686fe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3a96bbf22744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d0282ba659ba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8e6f471663a2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7da5ace3968c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1373616ace36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f0b8602142a3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84ad790fb663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dc115f2cfaa1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be8e9b46aa95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397ecd1918d8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242961a36560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7113fb2ff32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c279e244bfe1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cfe3a5d0acda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7db532afa41a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4ecd88a1a329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80919227bf95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565a8f11a0d6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6f382d9f4d7e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22b1fb44ee03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c32926e3a403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177ecc2a4b00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e22f6e4f308c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bf6c3d48952a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7d2bf217ffd9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f69793f982d2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1f7bd7f62e18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e8595720eac4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276552da7ef0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50a2f06eae53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175aa993c44e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15ed9aa4148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e6eb5f8ceec9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e03d744cc25a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0c39e6ba7586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94564ffccb3a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85531572aee5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ab0d9196de4e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58557cc92175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3ded79ce931f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bc4a422e468d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6261142218ab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68972e1fe698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98daf4bce714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242f5de4417b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a9c285a336f1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f13ef5e0280a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b7be8956857d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7b0cf686143a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0cbccfdfa6b6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8e5a8eb0c3a3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cc06d125c928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ca4a2efb1080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eec9f0789347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d1213efebe5c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9e1f88725f32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950e820cd04a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a98ec3ccf69c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d0d373cc58fb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d45c3ed3a8ea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4e28407c222f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ea13b841ffe8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e551ecac8b29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e6e11bb26916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c97ddf855300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cce134cd2261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253c4df281d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90e1b6c2957e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1057970d252f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f98d60d381e9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a1ca16662837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31c09a358f31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43819702191b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412bb11e7d4a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362b5c99b218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5f57e47cf8ef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71e8d4ed9344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43d1c913bd2b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59ac868655b1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9d26e838a1ac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940524691cf3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d85cb8e27105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937aea21ac03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a1718adeba64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258427002a0f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3503b9f0c67e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4322f266d45b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42d38ab428b0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8c06f96438ed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a466a01083c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3aa95493420e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31f7eebfedb7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71e4476e44f7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423901c08c10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a8158588ed6d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5f72df17398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71c2b46ebfe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8c7027da6394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2d89a14dd7a7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9eb5f961027a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ed0ebc13d34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5df21d9076a1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d2c27a2ad7b8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a254e0395ed4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df071111d488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64afc1836d07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ac1a2f7435cd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c3c060408d42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9d0a399a705f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efb413db80b5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e3016c721e0d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351609de1115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26338ed12800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68740ef3396f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e30101361871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6dd15cfdfe61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c001ee13683e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f92e4c55f515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e0e0107a71f4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505f027ce090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391a408825ad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77fc05d651f8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db237516665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985bb77ec1f6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6e98e4042b78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6c304e65a0c4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fd00209a14be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db9870503ea1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7389ba72f41b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b68d2cca9d9e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b09b637dabdc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03aaa99a917f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ebdaae565ce3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5a024c9d8993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b09a77e8d9e9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b9fa15824a24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f873ae1079e3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82763ea0f507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6e4a04ea595c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9f82357ff14e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139142525f0a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c7f5d3b45ad0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e3067afeef1a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9b60cdd4fa92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8ec1a6622226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94dddcfb88a4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3e382594431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4f63b9b00f3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d6bea555971c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01457b3c4917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2cab3dabcc3d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9faa941010a6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ba2b91261dda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73f602b992d9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791946a6792f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60162f82933e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a3d37eaef348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946feed84090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271d1e8c3405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47c70614c2f6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38e46376ec0b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04051d3c7f7d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19ad2138d7f5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8b889d804be4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acfd9759be69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bec754e106e2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17d872266bb1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dad2fdb9cf30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8dc0e82f275c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9a7cbc0a00e2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da93565e6e69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044ed1afa214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d689e493bc3d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f0e69b76c737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a070e6d7fd7d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05992a79ff40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7c9c6a807c24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224601f8272b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26dee49ddac3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745c1a8abac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9c8cb234ee1c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1f57e41a590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a722fa628423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20e8ab38a84b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00058cc8ffc0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8fbf6e91f4b4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b5743b9ad9e4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1e64d53ccbd7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340ef18a0944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a2fc7e36b45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4d9e8085089f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ef543958b2eb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8b0b6ba5e6cc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8a343d042b95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6acafa8f0dab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3f558b2627d5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bac37934e813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f2d69581596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3f2272a49c6d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422a44788685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957c851ad706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1399e7909024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d10b8d859fac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a431a5d01b3c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964f84eba4cd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c579672182e2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daf021a4f685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0af20e5d582e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3ffa46e30ec7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7b0fae2e805d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d07a2fb8d65e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724b3c0c11e8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24361e31807c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36779001e4a3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6dcdeaf71794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f9ac237959f4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9836ce91f40e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3e16d70c766d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18e138d2955d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c77e9ac97563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2c6dae3f090c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01d31f7f49ee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89cdef656493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5067a2f1e474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c01f890756b6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6b03224d863e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3d350cf49348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8adce1b69a26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59ee67d1e522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a8a6c1fdde19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a65aa49ec797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d2b046970707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a3e86ad67d3a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d96a2b381364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509cea9cfd77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dbf1bb1b20ce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dc676ce6030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d8ddb822392d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f5133f687d20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d38f23a2ffe6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0ed6791d1911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d18eeffdd887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b1e327c15f68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71602f86aaeb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0ad354f1d1f3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0892eb575092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7ac9a068037d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6ea9b5de3c4f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2e7d3567aad2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5978fcfd91f4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4aadb29f6474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6e70cb738f95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7921b4e776f7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56e7569516c8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9e188fcc9959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77e8cb5d4459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e3d1f2c5182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0711e2846cec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c4f47d479686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7fb0899c5c27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48242ac32f22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93bc2f12f1a0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db86bfd220af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361040fdc4d1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5df659019464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9aebff16c7ca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51b635eb5c34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268bc9a13be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6210c39404f1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efaa1390b513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b428cbd09591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1ca9805a6af5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0691c25939c2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bcc7c8e055c0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325a69fa2acf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a6763712dba8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bc8a0826c003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fd52d8abc73e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9e51a2b5e922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7b493e4b5f42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457f63a23807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b493eb87ee01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9645fdbfa466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f1b2f92b3ef8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63d1882d3826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9c5ae1401229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c3e60c70cc77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0199c5cbc88e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cd0c1b1d5a7e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98075c7a9be4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6168bccc491f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a2671fb0d207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73aead4bafdc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50280a7f66e3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832810770da6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89a5ceec0343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ad2df3ef517e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34dacc8a794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ced1566a67ba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49e9e0578619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33d74125934b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32126c2ac026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99e834441e1a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5c72381cf7c5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a2419571eb34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c9a9694a9a77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949e2bcf4e9f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6ec83c81d810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e7a1150b2f4e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0ef938483e1a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0b89f5852fdf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d5a1cbd0d39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87bbc28e788c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99cb4c45ea37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bc5379351962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6cf70cb9957d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889a24b7312d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b70adaff7502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863d9206a411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c0cbb0fa0dd1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5c4071276f2f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615a92369c7a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73d525c9f95c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550d92edd8ec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c394e0ef9eb0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c492ca83cc9d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02b1b25a49c9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b43e284bd357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3bc73a39ef76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23c66137ad88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f8617867722b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257ef2cfc649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35940cb58295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237443d25b7f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2eb7f3a4fff3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07860199cf9c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872e50ae298f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c8c790e90209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77d6aef7e924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d0479cbfd97f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5bf92c3d65cc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8cee914824e0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17487d3dfe08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f7a7589d6e6a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c23dcd9465c2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f1722e0e627d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6338274e4ae4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3d9a49ee67a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f3c0e04ddac6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02b08993034d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19737533c7a5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72abde0a3334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6aa3ba540f05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7295df674e71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6b470c67cc19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f43ffdc026bb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784fb083a40e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e77b99192a68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a892a922e674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ab59dc2618cc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760888d76b37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4047c54b0baa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b97268416117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25905932d73d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13d82fa1fff6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96a57fd5b059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30d8dbb4ab1b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415792d8e38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b581b4444b1f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9fde8b2531e2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fa24f634e987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3364963794fd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deed8d8bcc10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8b0a6320d53c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61422b6f7c4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3afdc8c5020c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fe0123fc5d75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bd90265a5740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083bb5315b2c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089ef7effbe8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05476a57caa0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5333f0d75970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61c119d228c7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cc336914e9fb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ca04277e1d07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d34a59e081a9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c1e3a1027723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69963fde2e85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6fd670c60b29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00c956416178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870d888b19c7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13a1cfad723c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7cbf519ec6ea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075c95d6e4d9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643164b75b63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ff3cb2372b3e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42f0ea732cf4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cb37eb7090d7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38350062f648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62805159a286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f7dd13681bc7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20c452227de5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2aeacc3ce5f9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2245600d57b6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65434eb32ef9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34ed49e641ef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4c988cbcc1ed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ccbbd8cdba61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bdf9784b7906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b4e22fd638be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1bd6437913af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bed23fa580f5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3a52a0abb7dc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2d14fd158cb3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e27a012c027b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9eeb44ec921d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fdbd99c15c3e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14038a50bb07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00f0a057febf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de7c9192be00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47a2be9a41d9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fc679a694295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c57071668634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dbfc5f5eb342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024d46f8de5c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978b622a76cf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4daef60a7403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048487c5a92c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ba9d66eef140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5d8621f254ab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a2ad2edea57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02b723d190e6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7551b3d922c4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9f4bfbd85180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d49c4b15d25e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a2a3889b3b48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d446e9867deb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04bc183eb37d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453d7b601bc1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9e47965a409f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5357e36f1252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1c277e84cedc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1ad3a1f5a7d6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c298e32c743b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9faab43e0532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6b6bc46ef62d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1d49e11162b2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faee365ef033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daee4410e580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9bdca7d6c514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dc159e94c924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6548605708b6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49a558807834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9db8567595c0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c659a2a8a471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432d81b94859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1a17490192b0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fa7d0bee4052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b0b5f38f2cd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7904a181b538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240744857322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3d0afb6916a9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f8db32bd1bc2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752883e358f2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f8581d4a1842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9c8e5c66bb3a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2ff7d22f955d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81c0e52068ad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30ec89f45095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2c76e33f138e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3670e4568191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a3f2dc3703a2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ae38eb8debea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bc125ad629fa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ce743f6f6feb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06cb9214bd6b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7d0af0d268f2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d228c050a604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1de519b63c0b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dedfcbe0a352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d7cb2da2594c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ad0d0afe12b6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0f9f9543ea6a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d9ec2e513aec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5d94774e004d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71c7d797d353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a51e680a23f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3c024968cd76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07dcea6e0015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146cd015eedf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dc1f1a7f4e09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2795ac3dd36d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86ed71e4cf3d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8d131a0f68f7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fc61adb1d9cc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e737eb6cbed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0060e36a10c3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415d4e9d17b7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15794952b7b2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3bed5d52c25e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bc0d378ce098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725927472146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3950eb247bf1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8e5d5ef30e71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3e0959684949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c556162b02f1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c1d74837cc7f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373a92df9400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53959fc71982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5a102e06b584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a51b3741c78f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28fa21d22f83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4750793afe8e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66e36d39dda7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21eb2b07aeb4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7c6e57b40a9c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13e6620ffe95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6738051ca67a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7d3770141a13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b174410b0d49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fed759940d0b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9739fc9eb2cd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2abfb829efbe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aa9b23ec57d9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f87459c60009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73fc83459d29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f3267f35beb0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d4df10708fab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190c803cfc8f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1cfee760fdcb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82630b4c827a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28c33a2340e3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e6b01eb69c25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bf8b53dcce1c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a4b54ccf369b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789e90ed83cb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cb46ab6d03e4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71352fea5167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c4b4219bfd0f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b836ec84e2f9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3661102f3df5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ac953c88f6d5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ae1158abbe84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3e7004356dc2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89c22931dfb5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6a962b6c140e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a3229f76ac5c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c771f89a7d22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8f54c9a022f5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cedfa803b7f5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fed833112122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0385d1159de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173a7b4d6c5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d7b4eaf902fb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92eff79beeb2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9dc300919ce6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47b8ab1f1f40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a599a1320175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311fd29b76c4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2867bd07b2f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987a8c68534f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c138baab84c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341c5ada3ed5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19f0289aea9e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d7a38cf532de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a92d8478a55b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8976b8eda518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29b8b93b5329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cab47129d9d7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01255cb38047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308d91dbda3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92cbb76ba3bb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78e94be041ba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19d577a93cf8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aed45a8e4caa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9bfae1715731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3721d909c7a9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b099e11369f8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fb10457ea087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858c2adffa8f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9596ee5a90d6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ab3ed784199a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98ec9649db80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24399403aac2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435d852dc2a7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396d4f6d5ade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9fd9dd9dafb2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aa43ce0cd7c7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3664607febc1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ef3a0b031a65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f6559b2955da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2a2e9449b4c8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f546da566ba3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41c6c2228724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7ab74ee82710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a1931d62e6c5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66f57ac82e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fe256e6f364d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48fc0a0760c2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50bb214f3ce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448a7aae7d43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1616beb7cc4f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15416cadd426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ae29e727a67b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479416ba4375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eacf31b4db08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24188aa17afc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f66026ec4596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dad7759853a5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103135ae3a5e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a8d3676b6754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073f1d5d878c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a854dd86bf2a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e354b4b3ad26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851f696ab70b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d3da9217d499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e5fe2d26ee19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c7d119ebfe4d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e8df58b1e838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51da76d22478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ee1a80a73a34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427f549cecf8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2f75b1569509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cd0d4ec7a671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bf7f1a1dc450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f3c5079979c6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d328c6479f29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82fa24487188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a1364dbe2936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7d2049fe85bb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09de2dbe2d20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7423d2e2e894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d4746220709a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fc84230fa939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06588c734dbf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5f3b4e84b934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940a908d3097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4046e52d129b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6d5ced89329e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e85f5fb57de8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060665724050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d531ae806011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0740db84939d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502ff50ccea3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07be7635bf48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2a779936c38b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458c485310eb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bc3fffa5edb3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02fbc4299302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7836db71523f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a4d74ca64596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c9871709109f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ae5f790626c6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d7146004754c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339858fdff26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492653f9f4cd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52c47abcd9a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5088a9638dd8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5f935a3e1dc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d2ee1777b9ff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98c01435c80a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06b60f777e0c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75c32db16fd1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f7dc576bc5c7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221feff91579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932683d84d8d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8d7f263bf1dd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0880e1bfe3ff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ecc798f4a4aa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25b629f2a7d2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4f6e7679213f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44c8ce5aaa47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fafa976d986c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6b7657c91f5d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9fc72b05c778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d7c48c4555e9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f59a938af94e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ed57fa951fe1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9291455093bf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f0899b0631a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7220171082c6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b436afd8ff3f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bb575473b431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4ed9b75ebf54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c5a5b217099e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a4d753c63ee6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6cf12462cbc7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ae5c4248b529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aa2484639849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a32312e90bdb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8549ba2f8397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0b856ef7bcd7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4b2179361830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2896284a31b8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69015f3fe7f3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6d4f68025e46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7000115197ee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89058e27467f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fd763392aecb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a75d7a1c9577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39df613ea2a3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25b4bb9a66cc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6f7e6e49b9aa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25594348d4b4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3e70459ed167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00227e31b07a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fac7ec9a92bb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f4de0c5dfcf7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85282e4919f7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4e7a7d017886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b1c6216fa1a8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ae3eabbda7f6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5dacd7cec3a8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a5f1414217a5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4675bcdad0ad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fd5f15f8c35e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f7810a89c030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ece2f3bd5616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335e2242b385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caf54c789243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974b5173b8d2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f36ae4562731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12bc43f5a03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3a7daff0f8c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63ae179a9c39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f8fbb9a7f7f6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51eb63a1dd0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fd670c10f85b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5ef9d2bc5e59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f84ffe9ce407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6be5fa5bc27f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5e4281070d54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c538268d3f1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f4922d7fb34a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e1e4fd7becc8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6e9462b3df72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7d66a959b3d1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9d90703e755a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990213bb4b6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8319454f7552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75c38b094dee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d3779b7f98e8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cb84b8f7fd83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e8e90444a7f9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073ba7ad074c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d0dd1ca6d11f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84bf852635aa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147a70b93788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f4250ec03b97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21731b5be4a3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1ebfeacd43cb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9060c099a314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bca4a02cdebd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9921f016b84b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053ab2528aed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20fbf1b704ff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57d118e9f618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a17a3a191c9b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43db8e890dc0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316ebb0bd2ff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35e17e6f03ef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b1972ed41735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218ada6a7c9e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854c75cb4404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bab16f15e5c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b6ce3d655794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42750e86e14a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8221ea52b668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9a28ba3541d7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ea1d26595f1c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c1c526728491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177a2b440e33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ed7253ac2d5e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bcfbec76dafb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8dcb60c395fa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a8d3dc68e919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80025f2aed69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94def95939db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bfccb628a561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88661d24b1ac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c8988c817c09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175cf2f4a187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884911c161a7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36626b422721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a90ca2d54316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00bd32c11fbf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ce2551d76c0d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560a2afc20a6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de4287d1e43b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970686f7d3e6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5b05fb7905c9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9fb736094c57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1e6bd5ab4043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49d64dde7468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d761860d0bd2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66498d37321a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92eb04dc0d70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4565c8ed2413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1c338ff65e14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0b4cf4ba9fab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15dc5068447f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cdac0d0d28ec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95e55fe83c4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e67eabb1de5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98010d760cdc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db8d356ced31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f56c8f0edef1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30cbe0c14f8c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94a441cbba55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17de7277061b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56908e39f7d9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d50ac1910328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089d3171dd8a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3c69797bcb62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ad9ce408fc08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839794b5b2f3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92844db0dfea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df6859bcb199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e1736d2a49fa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ce1b323949c6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f542d89b013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25915ecfeff1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2a3a517a1e2b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ffbb08165b2d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d2db70c712c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f5718f292e0b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c9a4e0ae6985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711134ec983f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16c7730c00d0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958f7cdc349e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e41cb460e9b1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4b071638b2bc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c0eb89e05136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8eee8c3440f1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8a0ecd216e19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de8e39b54aa5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122d665b2d15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3f730e61989b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be431f6674e2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da6b369f9e6b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c6de2c406f33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327fb6b6113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5d5012a9f1d9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05a26ecd81ac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67c8fdf68abb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1084e1d139a3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376eb06a79e0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7339590fe181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283172beb749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644461473688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ce1bd310ab67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4d89efecafd2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b8e6ca4d37de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2e0622aa37c9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0f71c2fba29d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0859618b322a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06be5fae2f2a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79d0ca098755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cad8135d5b0a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929ae8f50d54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fae9b52b174b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053bbf21c3e0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b6c67f43c6d5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062a8095da09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a6f847701692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a74c291e1b82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0684654bd6ee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5ee0b93b18fa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6cf7a93f0929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dbd7ed40cfc0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49c8829d1973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70795e14738e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564c3042b836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623c92d28a61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a7a8fbe54bc0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b7f7f8bcae2f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cee2b5efb4d1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e03835177fc7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bde0d1272896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4bc35e004648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1643bd6e084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d4e0769d48bb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c134a385bca5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287ec181a154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7cc482691e78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41333f77fc63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9e8b659ccdd6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db578854a792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a892c59a432f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f781801f5761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b1a6d5f334c5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89519c487616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731ec057ae1c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36147b2b9207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0d5e86c46d58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84a3d87abd7e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61a6961a97c4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b035e66fc26b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c119857cb277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0c21351480c0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c6442be7d082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37e7a98f07b9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7dc9f327a702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4b37f8b7e204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9c5cbf2fc180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6d21c20dc127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af59c0af9461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afefdce4b52d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9f2bedf6d661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8e6290d79ec9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83c2229f09d0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249ade237d04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dfe88e39d057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e14099a719bd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f76733b66393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68a3c7e36ff6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37916f18a4e2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ad3dff18eb2d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6287500d9ab5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4a20229945fb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ccf931c7fb58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77bad30629ee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579a527bf7ce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d4037e8ed435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1675f1e464c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1e67480f8d53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23d9d9644706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9cee962392f6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734886cb1a0d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9ca4902d19a8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874ca1a29399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caefc97040dd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a9197d1c4ea3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3a707d5a9bc4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881e407c31a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a2b71e125b2b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cfbde2ab9748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736cfaef0f0d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3075cfbb70d3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fdf33c684b2a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80a88d540cc4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3127343f19fb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bf4b2a287e58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c010ce01ab29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968e29d4c2cb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0d0fcf8072aa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59e6c1d017d2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d77f781959c9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dfdfe504a74a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f69a1ffc3474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a2fb1f9dec56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2de0dc835f18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b3fa2f825122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0fbcb0fc7733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9a4c0989c9e0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b74000aa0366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c142f62211c0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7fc0235c34fb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b4255adf1b46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ef27c1686242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38d6371203f4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566238507193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e90186ecbcd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f1b59c7d9205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8e1528539412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ea078f7baf00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7cba70fdaa2a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7b3b16e7b725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0db16974aab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7d141df240b4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1eefd0077574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91d3e2a4a425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f7b6cc35610c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2d0517fad0f0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45608f312026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6b26e5ce4140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cee5d097aeb6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0436cf3d6c9a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81dd426d17f5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5bf35f8bb0d0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99a2d050710d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cdafd241a1bf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197a435c161b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4c91c84d1c7f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b59b49081044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947425e99f40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f124c90a31b8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ea9ac68831a3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9c1026f6c2cb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8b89798992ac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284fb12e89db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df7f34f3c0ed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f4d93f8e24d5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a37405107109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fe1ab805a087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f50dd9afc554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5049ff09125e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efe71b55e40f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9107db569573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d92efcf479ac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1576c0947c51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230d3d8085fd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2f8a381275a6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403502cd92ad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409046e84d95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293d9f590373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54ab61a1c01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b954929d55b7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02d2be62082b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d189701ac5eb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67c65022a25c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111ea682e420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c48978af5a59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c0446e115ee6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a8517a26832f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ac2921f0c226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bb8cf28990cd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48122dd5cefd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d332fae6bc02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67b83dd82d80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9d98911bcdca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df23b8977957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29ef37af362d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2b1d96205da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7b8efc8a62b8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83ebb87086db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a9ae0b4ce10c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dbe57481b906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9161140a5934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01345c98c790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77829b617cd4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4f40ac68e3e6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bd536ae185a4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b107181f7600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d738463f177d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b64c4b4e85dd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2104e199a6f5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7f0541a4eff5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09247c800390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f50ca5af0457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0ee2f1c3ec34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6ad82e8db6a6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f028adb86b1b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8bd59b229697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a30384674a4d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cfccdd036464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b9fb3fd6084c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616f45e468bd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be0efcff1293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e061e72f0fe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f5f5d6c70436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b2a4433ea3e4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9c7f391a9d2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ac42e547624f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1c1220f7baaf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f4eddb924322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d903c42d761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37fa833c8e1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e43b60489258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495b518df612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bbe41a65e1a7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01a999c78024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54cc0c6a3933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52e072ea3232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9ea5546dfdcd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ac24caf2f6c8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a96879d692e9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99a041765fe7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a30d7313f0d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8e4abc313489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0d9fbda5b9f6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b93e6d2870c7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cff419819874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8657c7c49543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94bce7117479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b10e4f3b5b1b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fd5fc27a9b5a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6da325815cd2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5070c4548dc8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351b27eebf75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18af272e6d27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1cb9dc698bcc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8b9af08d470b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c0b6b705cd32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cd9cbf0d787d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f1e3df325287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ecfa50070b54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06ed45956a7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75628e759746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3bf5a7f7d411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9beaf53f3706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f7ff6c602b4e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158571c5cdcd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439d09888ba7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62bfc31cbf6e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f85e86c76b1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622d5367d3af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f2bf66b89aca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c666f2b78e24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eec41d130e82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61d74a9f2fe8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ee780acf8997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731ff3afc38f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8d7557af40de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9ddffd1cc4c7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4c33f00940eb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597cb8661416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87779947f2d2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304bfd878f4e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7b05fb760366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a2ed22b0182a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d76a7fb82666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406c3dae0b8a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432e87160fb6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2703e311cfc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e0a60d0435ad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3946dc1c0f64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e0e52ad1a2ea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671347197efe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dae6c594bd26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208e8b1bba30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04c1f9c99840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3db4037f185d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0385e4e2c4e9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de9fae2b4e12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f4fc0195e1c1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c02b5cf64f95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12a9c445efca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fda93b44bdad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77007167bbaa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e3fc448f6b46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8622cb3f5992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49a2e3b7c7c1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5db1b486f23a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271c1bb56d1d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8c7eee817e42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bbb431d86cc4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9f1a8a2d650c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a54904dbc0ef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f3ab3353b7ac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972b7208588b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40e4f4738c90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429140fa7231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295ecb160660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0c4da0f9cb4b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4f2301550615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d9140438c310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933acd914cbb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25109009f5e8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aecac342ccee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ac36cfe5ada6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6a03e555f7ce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219c659ce373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43c27b22962c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d93b1432089f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cee097570952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14072a0803ed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63a19dd9ad56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6f67bf80ca30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10497966aa87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ee49dc3a8177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cf95f708823d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2a06e98974a7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d5bf2dfa6cf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d82059cc5bf2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880ba9609122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482b1e2e9b00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be735a52e373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77d334c4ddce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4bd4cebaa274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cb2b684e6b32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e83bacfefdd9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658b2f459cc1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2d2383e8158d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16bf6d7dea6a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e3033fdbdb48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53f29958efaa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61c8c567d778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5cb2d04099a9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b81f7a9bed38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2b57609d1e57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aecf07f15547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2f634a7efe11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384718b11b54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eec95f8587c3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8e523376a234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5cef09d28439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d851772cf01d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3ac217d98096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e490b44f9a98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cc08670549c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27e55a18d891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d1b0b8dc4580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a12936938569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c361e6302d00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7888cf66e4d4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f7d52caa87a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2943b81ac364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9459656e496e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65a0561b2e1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200ecbe3f26a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626bf3378e68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c7a5707cc929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67aca5c1b47f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8446b06dd4ff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202174430761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3d2b9740282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afb689c06c2c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424c3f6c5b04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3374405e0cac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e6d089afe66c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5a0bdab413e4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f3cb1046b151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8fc2edc04404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ab00b2344aa2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56e2a490bf2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c48d54193c8a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1b02ad236ea5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b5cd998debcf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10f97f920454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43c96982955a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6483d59eaa8c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e12e1ae6a0b7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15686397705a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5dddf2293363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44044b0d3cb2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516c26b00714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959e66bd845d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e5c887496632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841c033573f4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dfefb32f14ee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708eb39dc37e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52dd9d23069c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ed8e42ae63fd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16efd0749cf2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910a0c44dc5c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520928e80ebb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2ba3695a3369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be6d53401a60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9a44d4cc3751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630e9b29d66d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2ae9d2812a30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59a8f43dfd0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560538aafe01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b73d44d4b6ff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67045aa80ab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2c42ab36ed76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10705faa9c6d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191a65d51fb1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c7db34a41fc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0ef031ebd8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22ee2036647b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79f2f6efd273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e2ccde3fe846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cb1fead4bd6d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0b74bf09f04d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44a6b7ee76b4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125cd224d0ab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94de44ed2868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116906320423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75ec3ac9148f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9a26021b5bd0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999376418a70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99abc3dee0de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931f1884d6e1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f78fde54d88e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e266637876e0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e5f922104839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a768aa4b8bc6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434dfe14128e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67fb3fbfc269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f933c0050bac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70ed91246908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a9de4b7dd422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1d15ce0eb1e6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2062075d438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3752b49212ca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9da92a87282e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858648db0fbc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063e33541378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988d67164856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e8bfbe7b8676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2ed5cb9ee36f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feae0a5604ac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c1501158fadd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49204dc4f22c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e0fb14e6633a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ab499b9fd7c8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48b984a52119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289d27c00246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3a8d82d42155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6ebbdaa12d90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5053c080fef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6893773bbba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4c253010e825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367432b5f21f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fee5f7e68f02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bcaa73ae6313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53f2b433827d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b621386b909c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442b692748b6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b98fb76e19c0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18ffa0a212ea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7d8da5674b8a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cafa6f525e0d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09bf0bf528c4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22500da32504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f2dd76491689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7b10f4e897ec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065e057c1f66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0f57acd44bdd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916c040eb607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4783160fde0c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8c29ceba4738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6929c911e58e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e2c08ecb8a14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7b5fdbd94d86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6c8b7710be25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e534d6e882fd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b0d3cedb4938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16980e5c5ede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9ab80a168449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47555670b639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0c507e32134d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c4b308aadb40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25bd279bf9db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82ffad143a53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d7645ae83820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4f54ddcf803d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dfea63fcc93d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ea17608c2670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3bb6e93e73e3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a2ca6f191d14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78ba1bd51dea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3ba3f01a002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1cc7a99abbe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5ccde83630cc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5d749b1ec13d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2c6855d93949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c7f0801dd812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4cbb2f23639a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87fa100f890e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16ee9bdfdcd6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def2d6be3e3f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7fa6887a54dd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99db678c0be9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3bd4382abc65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f7b6330fcdcf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f9b8f1371b53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863c39ae740d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c3b7d136d959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ff9f178b91aa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2dfbc65a8a03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593d9700b42f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9ae3e1bef647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92380ed5d5de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4e0815343815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768b157370b3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6ecead6718e2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25bf848a8de3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3a5cc8d7e67c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a3ee042c0c0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7e8ffe5af9a8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e9c6cb2aa6c5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1c6f478bb17b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8ea3b2e0e569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763e45ea1473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59937e35c3eb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bfdd6bbbd6f2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6bdabe440a83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6f3e6d531c5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94f153795458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c3d4c43adc33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7f4074efef7a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d59e3c344105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618b437e283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fc731f9fea3f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0c72d1f62c1f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d79bc5dce5c8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d9d7b434044d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150f49101a85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80fabafd0bd9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ad44d58b5efa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227cb0ea18d0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cf3d25db7314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cabf7877a528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73ae193a58a6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e1a4cf0e0efc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d53e4b58a7e3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fe435d2a7a03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a18e6267d2e6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cdbcdfb9af29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955923373ac6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41eb1fe05841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e41e24cd0e05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dd5cab38b956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4f4f22a0ba5e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9fc948d02fa8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87ae86499e47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30c6eac59922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434ffa2e20b4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4420cb3e8cde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a242825b8376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49596e278b04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43fc15df58eb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de15c21d4081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06d56b5c093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ec6510635672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93a87e3c6413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3f91c2200681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e3a4f9b90f65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f59585eaa79f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68f51e13e99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ba66e26ce5b8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60e2fa843221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78a43e1bf25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aede8926713f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55088466ebec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ff21993361e4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826297f01b4a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d81e9aad1dab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216ec011798f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9ed08927d724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0140e7558a7c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ebf23ff62f74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fdd909c8911c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5982561caf87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f59a3c4f6181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b89fb2212147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9ed3de94eb8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7e2f8d08a3ea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25f47b3fa1f9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4a5b46064e7a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d23ae2e1b492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41c314f8d32b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429aa6942ae3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ae557709e9b9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179f402b1e1e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61b256a9dcd7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468adbff188f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02753ec77cae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6f6ee600ce31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63c08d4276ac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917bcd14678b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6f004888a3d4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dbbba555af58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be850b775825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2894acfddd0f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dff8865ac849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470a79844237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3ed02bff20ff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052e4d114127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64a4a1a06f14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9e90eddb0a8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179975c732b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39e5d591fbf9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8741767543a8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4137eb34738d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e3b130c17ab3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cee6e166c2bf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2961b2fd0f60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af4f006c5ba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8a89746bb16e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318db5c857d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ad4886b3a272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ace623bd9460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b33e39a1990f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b2f48ca9d68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5d0d5983132b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fce247606bd3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25c04ecf9ef5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acf5ad88a811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42dad5178c2c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dd35d0ac08ea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9136e1da0eb3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2db9f7796f5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80353af67378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09043bbb71b0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53e49304fb65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53dcf1280eb8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86b966d93561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091b498e5194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ca9469f88a2e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8e7e959aac51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66b4b0f10cf5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3df9c7abfecb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cf7fb0804c82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7f13131a51b4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e56825a8377d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9e735c2375f4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ffb8cef03e09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1bbe07bb6965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f04fdd3aa740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1d64f177c9c8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c2161a6d9727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8767f8281c35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2bd04eb6607e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a7487e179610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c9342b4a485f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03e9e022c44c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f7473ff3532d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39c08c3a09b8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d358e281457f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ba23efc5776b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10cf71aa6543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238b4e24dc68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fe6adea97a6c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1bb43fc656b3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8efae8135bf8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c01e5e579199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76bc916b4fce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01477cf160b0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0c20aa891550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cd0f9cedddb4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4a39da724b8f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c91fbb25f678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0179455c465a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17c5deb8c657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fdf546457ec3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613311562dc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fe0e928f48e6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8dfcea0bd3ec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74e134c39ce4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b8f161e49169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846928b0dbdf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45ead6da7f1c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0a8299fd9d08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5c6767389eab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f3463956e1d1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ed7f170b651f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ddb99a3f9361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c2a6aa6e84bd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34c7c8a46eb3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3998cb2576e3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d7e76054e2c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9afcc99d265b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9e2cf6171802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ab50bb44664d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aaf733857026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9e982343dc21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51db8e04764f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e9c9243590d0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5792f81e5365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d108821bf856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1ede0ef6857b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7cd64741dbaf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258375eeebdb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f3f5cb5ce04b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423dfabd7f7d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da625dd74abe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023d4de9c670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ea7239f6080c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cb7d8b05a114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694c12aaf7c4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d205d67762ef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a6c9b0be56be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b39bf6e76633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2b5161ae89bc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5f96bea99714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e3a7b36ebaa9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bcebd0ac2f3c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8ced7f68e5e2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058c0407978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ab42d3a8070d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e08d3a49197b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5de2a6adfa9b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c8b4880bf348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d503ff7313b7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0b748e49f2bf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dd72cda4a887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955ceb7b46c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5c0b41cf9b1a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71245a23ca9f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38ead74bdf03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395970b80b7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2c3386bde389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40520d92a054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e7aa03902d0c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2f7342ce5f29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6637641e2ffa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894176869bb5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322029f98667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541b061aede1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6c48bbb4c236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451ecb4a2a57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f290c3e6ef66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2af7a93b8a80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534ea6473132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54e9055330b3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b9c230b33abd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3cf1a93b1bc4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c6a70d44d818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b23f4cc70ee9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42ab8d284a73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46767985bfbc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4b043fdb4c89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edd63d17e16a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bd33ea61e834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bb05d5836479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ce920b34e488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8ac26b7b4aa6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e50d56efa6ef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2af8e3730aae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f01f56f11d2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691b326d006f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d19f88907da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8c6c1daa6c0e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add7ba788078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8f4defecdd55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1c5ea49c165c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ba07fa7cadeb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ca09ab9010ec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fee095d18e85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bcdc65120230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619f819e1351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9f69b2dad0e0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22b275cb41bb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0647cc7d18ca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d13e9bc6ac32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4873691eb02f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eb535f4a29eb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2298410b4bfa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fdb25d5bef0d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a81a9d1a9ab1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55a7acb20a87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3bcb5d3e2dfe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8b6494baf42c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d1c93469f339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5b13b9cc17a6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ae10a1f819ab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264d63230dac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3fcaaccbb0a7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86e2bfc760ae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7d20cbb3b454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3bbc49dab58d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9d2a557794dc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0e1f7638d986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77fd4e60fc16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27f4a4405a09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5564f8e5b1c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0148b3213138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7977486b1af0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6465ca07df3a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0510c69ff082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53fc79b5e895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610f8e34c7bd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9981c928cfa5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501fd07b1aba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4f3e8a3a83a5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5bea61a3174f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764236f402d6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cdee40d293f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878d946291b3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8ba27cbb6310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439dca5b726d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cf3896c9fe4a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946aac534354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3b258395ba3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abf14dfec6de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d30d5cc3bc7b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318daeeb8aa3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7c0e4fa59cc1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f570591f00b7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5494e7a25c22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41ddc8149556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b09716bbf8ab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ab666c1ab35a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db3b131ac8dc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8bdf089ccc76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2ee6fd62e5f5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ff45d07d42b0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6d5cf9a608c2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4ca601f0a802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cfd7261311f5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31777bb283c3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5080921487de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d7ffbd8461fb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1d263bdb984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0f12c31ef717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d37276bf335c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1d5239ef96de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bafcc7306b3e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b1e507d60cba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d34293d4e3b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ede11190ce5a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788204c6fcc7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181483127092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e95af4abeb20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565860715cb2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cb63ddfe5ba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eddece2890d5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5c1439f5998b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4768dc70b910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28e384ed0f8a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8b15fd04afbe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482693995807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90fa78bfc972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9460a4b81cc8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9ad2d0a167ea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2d21592edda5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8e8ab9d0489d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9703b7471c36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8af43ce4ed8a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2b3c2e4bdce1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e4236f60b588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74a40b9d6fbc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e4712f1131d6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c5f97d2ba485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939e6d5901d5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c1f594359974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2113b4702e6f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a8c02a5a99f8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7add700674c9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9643987cdc13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deeda736fce0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0c0a57834bfb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f7e643c3eb7f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3b83f385422f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91bf5708a8f6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a309ca0a12e6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feb1603b5d0c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8e6344d16a7b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b8e73e132561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f059c9ce6e2f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cba2f2c70e45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defb235ee783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652b659905af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4e469c52939f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a9f3d6712f11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c39169de6afb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affb3b6208b0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efcb449b227c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411240f4411f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3aab153a495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309dbd09c9cc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ac1ea6449992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853d7cfbb701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1200294f677c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81ed5746def9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c58f3b1a793d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557bb9f0211d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883ba14d05e0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b796c8844fb6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89cb456f21a7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53f23616a975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8658ca67d90d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70132f8ec537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8ff9de751839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984281448be9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52c8c04d953a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ce054741e0bf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1da3e15c0585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0c29c35185a8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7725deb7bd9b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f7328308e165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6c5d224138c4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b45efd103419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e645f1bc989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b5767ff3ada8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90baf5666a7c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e1d756e91a27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b48c0e6393ae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e18e0f658388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bec3d29feb72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e2d52e8fbb78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f30192d9480f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64ac68f5bc6f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82990a1a4a8e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2684d5a1aa87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77fc24f25cd1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b1a07074c612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7a9262dc3b0b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d658d09d8303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ce61c50a0994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88181643285f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7bd86cf1540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be42097dcbbc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c15698b50b93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72b8d44f01d1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cfeeea9e49f3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ffd89f1f990c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47d01aae80cc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df1b03ce3070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a271ee85b8d6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01cf4b8ccee8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d4fa13d15c91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668c02a8092e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d91e2c36816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39f930b6f614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857f5947ee48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9b2f608076d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b1818bf51a93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ebd1c9cec42e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efa971ce14cd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59b15a4bbe7e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747085f4a359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cd955e670d4f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78798c6af01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34a55888627f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ee7e296612a4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13de35eb916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ba848951d4bd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f9255a4940a9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f19ab7bf3ed7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ea99adeb948a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1105b0da5088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6dc3328a4ed8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4f6c704471f7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72c77e3e5352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f58ba5ce8cc6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a89c82bedae2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065f9be45dbd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f0e86bf6fa69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8f8c4a67ca69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7eff8e11f893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d63f8c206cd0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02d817955d66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852619819db4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912dbd98c68b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d6a820dc146a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89b066826146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e93db71c7913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9b053aa880df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7b5fd1cfc72a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4737e6f94216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86fb8da1073f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e0941f3c6d45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862094989eb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7b57d3f4bb77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e42fa6ae0edf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e131beb5ce04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f1672e9923f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7230dbd9a034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e325eecb0875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0cd91f82328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8f2be1766a03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baa6fe0ff0af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72ce4a76973f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1d732c1d9a78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4e8b465704ea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79f6fd1db1bb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0a764f5b9e12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196cbc9a1df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f0cd16894712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685b43657e2d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67e2852dcdc3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c371d6723057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ec37ac261b0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72b488018330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e57f4613096a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26c028e3bae2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c7c601c3bee4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5ac88b2539f3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a6cc8a8dd3e4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7f336e319e2a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ae2f34816289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6d982a31684b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dfc3a5a23e50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73cec7592668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bf573086b36e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9868d6ae697c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ce2a92b1f427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d0d9636d4af3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c44d5b51239e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43bfee0ccb6a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1c4b1e7f86f6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d3cd2b359c4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8e50a473be44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0314a53dcb02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3beb314aff1c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46abe82c6188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2bd4cce0eb59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92de0462d89c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242748fa67fe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db81678d1c80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882719fb7cee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dbea81d40fd2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ce6e7c833a17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6cedb8a4f4a8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a6ee1ff98510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4c5a667aa9c3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d9e568ccfe15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780ec989925f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989500ec1080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5ae5fbfe5a34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f81639c558c6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b637801f03c7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5b5d9ca25afe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29ad0b8891df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8b7e3403a97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33570559210d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60500e1f1df3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4913247cf544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88e573e3bff8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559b845b702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10fec26dc65d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81b912229aa0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3e02a2a680b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16a9aafaf6b8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f9172cd6a2d0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b335f23f36f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a1a66c34539b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dddb7afac059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30b436a1b6a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043f5fe85ee2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8c4a293a5824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6660d213ed7d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3cdcdb09cb67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d2333ca89b31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1da84e14fc07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2c7ed7efbcac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f052dc2ac086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65cd6cefc6de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123bd78d6e21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5dd259bbaa13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49617e8dbcc1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72c015d8608f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2a7f43f1762c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81858ab1a2f1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b038e232b0ba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c15eea96d295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75b76cc24999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3d2300f8c3af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ca61b7b5c477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487fa9e61ecf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eb71820a5346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4d961c6208ec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12a9a006500a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6d7ed017f89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c466485aab8d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f53f05dd78b3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57383ee8dd1b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533e8fbd5be0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c01a750b29e9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1041083a22a7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157cd6b4a39d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e565f52ec315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3e91878b14e2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4134c4681095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8bbf3c6774eb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bf5076069d82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c69b6ced1698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595046fd909b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462ec228b571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5588b27c1901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07b840e29095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1dccec1b3048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e4455b9bc49a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d40520d9c5c0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0f37eab2782b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5d2194f90240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ae79407330b8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90fe7f635f56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bf4b0c349ee9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427b69716ce1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cc0767b04455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cbdcd9c70b06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88fd446d8df1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8047f454feb6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ebd837210bb1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53a86a03aa17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7c4afa862b19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a4a2f0e0eb2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8b0bfdd40109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2b8cd4c00fe4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4d821109b2c6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a918d2cc7989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61aebc2b8623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2575aa9ddba0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f53f70a957d4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14932b6c9cb6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d4725e4ecca4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d4a60e6b9353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09e2277831d5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1e3767dc37da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c832f51c38f2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39459d347c31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d86faa90a48a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8696a3790a4a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da301af6cc57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6c79e958a97b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560b91a99d91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2fc90b93b4e6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6016c3c9a060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26f5a535ab72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7c7b27e51b3e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c9147075fad1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35800363bdf8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8f2348c485cf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97543f4f73b3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c81f11d979ac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b19eed022573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7897b658ecc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12ec4f27084d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7c652f7a2e71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b3d28e1d9b85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08bf83e3d063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8b0c122f0ad0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66e6aa0e7556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42fb3ceb47fc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e1e35479b411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748dfb467670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fd04138c58d8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8e8e7b229fe1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51b3b1538c11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b5ae1badb845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f4a9dcae06ec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a9fda82c53a7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69eece7f6fad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c53a33266286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f19f66c14b30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1eed968419ad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6b1b87d1700a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d8327dacc68d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5ec30f7cc9a3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7ae45181fb7f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69acb6622166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1b5bef129157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46c39bc1be7d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4285554a00ec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d14249c70fc3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6e96d4a3d40c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40a6eefbfe27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0842992a2a81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3140b7fb81fc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b313656c186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31bd43d046fd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c7cb310789f5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54bf727e55c8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bb83f5609c25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6843f7454fee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5d95a7b4d3af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61d049ac821c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e6a5d7c7dc98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d6d5d3d741ad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f42e63e29935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d342370b1e09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fde344b78f9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499194fc0e08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e4832813b54b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83df3475aa52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07ecd066356a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4611acd8d637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99cd61351e28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136049b8b726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e438fa368e9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eb37bbd3cd36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73bd8e09019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31309264e635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66181f098506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60e571614248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5860d77867b2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a75a76d9d92c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fee910887605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13b3e8724085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32fb4566b188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000f06a53eb1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7a79bf02c663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e026df635fac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ab3d5ad3794f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79dc4b2e173f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cc77a0f6bc35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d0145ec66071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6cfb5c2b6d1c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21a127b50664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6285dede8507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f16b11aa9411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7db702d66d95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65d677e942b4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da0ebd5804a6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341162695f4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b899d769ad32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5ceb3bfc920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296a9179bcd1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9e85d9c832dd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09e6bc96c24a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78362a416837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af8925eaf6b4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f16f798bee7d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648c7802bd27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f7beb0492aff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db7e6e795de2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1786a5fdf86e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3446a79500dd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ca9b4e67a73c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5a4fc7489141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c22a1bc90c8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a78690e3a3e0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2a19f200eda4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b77a91e88ad9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dc61c98d3a72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4852339c230a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1c3139a308fe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269511748035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1bc8bf947aff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5b9d6b34cd0c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9d0b68ecc801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d6312f8f05f6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7090e6118ee5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0f20eadbb950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5e5c80a65525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937904b10ad1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0f6f338a2724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2e097e14cc1c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a785fe25924e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77556c3fe8d7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d46bf8a59d8b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19aaea463446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170ff6cf2af1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eb736894ee6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50faba196c96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fd8c42a443eb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454af7f61f42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79a02e977448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f6831355346e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f8dd9f72766d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7f8805dc5a5d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00626333c1f6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c81a686ede40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46b944eec4d3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8f703bc3f4fd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f0c5ec18cd35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fe15ef0e7109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bbc88f35294f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861ea6243dad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83f52592a515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6f8834aa25c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57b24936fd44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2b0caee4cb20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4fb6ba3e3500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6dbab68957cd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95c9b9dcf323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a1f3e6fb59bc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8d8b1df424ff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ce36b7bbaef0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4fefcbf661d7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f41278b76e83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03bb01d4065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47464cf84a66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fe1ce60b1890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a8ad8554e23d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658648adb5c5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57665f075b98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2ff60970de8a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a4950efb1df9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482f4b6afb00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ff681a46fe4d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681d8e733e5a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6e3ffda5f900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0fa282ca504f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b26a4036ad2a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3d68bceddb6d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a67afe3060ac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e226ac365d77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32159815c1a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f96e4652c777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b3fe944daf17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2633bf8803e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8b4e0b4db371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1cd47c1ed535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e5d2e44c4d9e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70753c9348d6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73887b75d67d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4367cae67819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257f8a3b3f24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7d3a70eea280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6a206e3d55d5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ef042c1192cf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5a191866850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bf414368c075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0f26191faa3f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0c1e38dbaa31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55d7ced3198e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67127d8bb9ef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2ab11988bad0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1aedd4006d79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74df5a84c525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b3e9ede0a00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e8ac3cd621e8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1dcd6e2ff4da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e0de1b9dfa9e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4ecd0bdd693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9d2f28b29544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70871401afac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44352c747222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56b6257a9bb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3190e6233012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a0b12165edb4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819a7cd92642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31af09554fe0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1315ff95e16e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dc455bf61ce4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975e2123e3ed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b4d34909242f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11a297855f6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74708c6e728a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64f0f400f96e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2a018a15f8cd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a84963dc1527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2d4255384a73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3ebb5a603ebb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515fdedac64f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011e55872da3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0571c2a60bea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9e8728c8b4ef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b53b00f5a86e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86fc7d5e3de2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8a172ea277c0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b1291172c8ca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d7115a68cab3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4d4f2d833a25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d9310972c50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8fe0482504ca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8ad5b3e92c03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a427f05d52f6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94cd465589b7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5db217384f0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a81cc59d2940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b541b8da8236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6a8faec57b10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cb05e6ecbd73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e5a8e04c5d51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31eb449df87a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2d73d9c54fde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f0eed95d5b9c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c41c9c993d12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1f8fef4c9304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154a597d0d9f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ea472f026f02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201fba43aad6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78569f9f3e7e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9e97c6fac9f6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9af09efa5981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b52103caebc9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b5162e5a5fb3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9f83c5057875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f18769c856c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6118c4f2e387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6e91f84f9408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0993ff076406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d12789e25207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29d6989acad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4a185dfff822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34d2a31dbf52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f3983bd6fda8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0bc545eb1d58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649b4f957769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2f7478ddc053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938e633b616d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93fdf72a3071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978dfebba5a1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3f1f8ff933a1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a583e1f67ca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7e4a2cdc98f7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44921a0e718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e918e3fba311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1441d0e5c1f4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d4755039e067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d317d3e18070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125f43ef0b11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4dfb8d29bbaf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55af0e761ec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dfafc737596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47ca30ef9468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e434eaaa85ad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2f1eba6af190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2f14d9d65c50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e2acf44193e7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c0ebcf3b4fdb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6e5c138dac5b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ece983e4f383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87dc8ce7dc2d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010f2b917102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7a8a947d62b1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3e7dde97f6b7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7b4bc51f9570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282808394a3c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c35c163f7dca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898372021950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e7941ca223b5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cae4e2a7e7b0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09627c62b55c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949cf1fbfaab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a75829fa8703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b9eebf78ec79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e079573277cb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9a32b1a16e70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b227a2a29dc7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3a634b24a48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105bed5ef4a3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490bf82c9bdd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76b7a7b937fb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5fe56cbbc6a9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008d5a976f28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8613e9348baa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4a6c6fe54c74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f0035f4162aa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cca59762cf74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126f67419e4d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a1530275765e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c8600d4c4259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de16a7b72f5f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5c1efdc9ce19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afb59006786d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fe2a35497529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25b00d843f90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5b328756668a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afbe2d7cbd82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1a6e2deee1a2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2e5a77cf0e37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e6bd1c8ce0e4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fa7096b6634b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de5b380a3c5c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78ffa926df19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2a3fd98e66fc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85d6283dea60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ae338606a8ee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5523b02a60b9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0e128a4fc2e3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1563963142df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ccc0c4f2d131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701f0789d26b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1cbf18e40ce3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bb5c6ed0c58c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c40f56984b89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df2363da2511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5ecd743b2875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82685c2a7a8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ed1edc168bb6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cb9ca41c5762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c81f88fc82d3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a74fd7f03ca3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7dbfe7d8aabb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9f943368f818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2c274b7e5f09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09802c9c66f3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7b27c965d2d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ed165ad3d9f8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f450b3fe35b8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422806cc022d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35615b313463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5f6d6126ba2e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ca2d9ef68536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0cd28e13d992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b1c98dddb96a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1c794a0c2419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26253457ff80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6768076aa34b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cc0e31958885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3ef7fa7b497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712e37af31b6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df5c5edc43a2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6120c9ca99b7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549303ca8f77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6b261b226b3a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fe761ca1ecbc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0b9d5ebe253a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f3d649d59d9f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302e4718df03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b946448aba0d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5301be948a3e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e652637aed6b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7491374b39dd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9c94135eb9b4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a6db20eac7b8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026548a5e549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b503e6d56ed0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0166a4c943ab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5fb3ef2ad91c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c2d6d6ebd904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640c9bd05305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9944cee3f02f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4335de1b106f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f4c17a2ff0c5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c03289bce9c2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93ff3e5bbe03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b1da24844436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37214ea1341d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b9b299df2bcc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268860740cc2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219fab75ad13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a661b54ee984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657e11b42089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edb931b50e29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81a75d3e0989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fafcc0e70086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354ac7ec0ce1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2abe7513270d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676db0f973a0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073da6f7539d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b99da1f4420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0b62fc6194ed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827cdc6380de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a17bbdc46ffc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704935eaef83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9f75c0f9b735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f7d7893e76de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f158dc3c1c63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89e01083aa6e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929e87ff00fa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c31d38eb40c2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8fed187b2e4b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5ef432f0e70c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57d7a1ee8fd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7678ce4e4fff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1082f4cf83cf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2196750379ed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d2f43e68494b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d266f5d56e7e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b8d9e4c9161c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2619cdd7ed76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fa556ac54782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c8dd571fe397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360999cb0ada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ee1289999cb9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3c1186f6e52f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9340cbe53b3b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b57a3fdcfa22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12a333ad83a6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48d16c93447d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fbaf37c868ec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66f1208e8923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2ee57f240e3d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ac0d1bea5dd1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dd15e4921e25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339e52d1d511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d101f05bf6b0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06fd02f86f21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8277a47c9805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6c9553992c1d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db904cbad43e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0fb69ff9cd76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6c0482319b42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646fd02c72b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d7efd2fd51fc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9630376ec338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da650340f337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715dd28342eb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c30b76758b7e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5186ec43726c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d00d074a7c70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e6126aca6ac3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4d9fa84e5563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8fe105bf1de9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d238b45fa829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78678f35a0c9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b938cc9c130e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dd432e88e3d2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c29002179c8c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aed79d791db8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a72d9b8e9fe5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cc155c0c8da1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cc041c7c6dde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04a2c6066543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dfb36e58d412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c3b1c61b642b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c357ed3b96ff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9f49a49c2aa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0353d0ec07c3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ee0869149228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fe3242823027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fd0645482442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d45897e9cfe9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d74675ad7fc9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cb250ad225e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75c6de2897ac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eb4e552d2a60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1a5a23927d14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21beb93692cd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5ab2d4207b27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5c4a0e939273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be94a1c7c402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05890b42e952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2d0c5c73d971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7c868756de57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3ca2221c862f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04a22b93d74b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e22915f8d5a0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b96d2745343b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4994eb2b8b84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83e86c83611c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2ce6e9f309e2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762c8cad9c8b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7b32c9a7fffc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b9bbc4c0e10d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6a58f9ce078c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e37dfe266cb6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4d7b36124403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d395f08c9150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ec1992d13f25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31ecd35ac552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4467b6481b77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08f4d852e4c8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41028d09bfc8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e676e268e29f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7671a701c3c7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b69bc848de48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550304b27191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fb7261b547cb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54a91f863f1a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b1991b9158b6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7300ad6e643b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f37de1610f96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577b6958561f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807ad045f6ee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512e3761f08d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2e4496faf136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3648c59b2455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607a8ed66819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188a6301a1aa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b12ea1025983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50162d10aabc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ae12e75306e5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d05d7ce56826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7e7dda07a2a3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11f7954c2811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f6502fa1b131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73e0f5da71c7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f2ae2b36e236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9497e8f844c2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1f6e158ab988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4c90d3f9fb2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c66e642677ed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b078118e66eb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38793841aff1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6ff230d02015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36d84a4c29dd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ab565282428c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48d5b3d3f2b1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7bd621e5d0ed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f4da48a6caf3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262804ec5b0b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92ef7b9333e6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5c170e9e936c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e3c9d233f023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294727e9227f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d5a850264b9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fdf8db9c99f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d3c481d6d505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4e2cc9195ada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4d44c0536372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7597b828e67f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30e7db89a5a2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8f98a420d7cc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fddd5e2b9ebb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53539825514a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09785cde3b87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c310250b8d46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dd7be1728597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01dcdddc0a29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132a627a08ac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2cb430dfe575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69be3e7bc35f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83c0e369567d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8e791b0e762e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adb365005b3d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ccf1d7a4297b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f44f6386f9f6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105cb3604184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61e1db75de07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409f2ee184aa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4ac734ec121c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30cbbd077f89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18812c4f70a3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30f5a66194aa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137d58f6f9bc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bba2535cd8c3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197faed32a3a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d2a7cae3e05d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a8f2d8cd0890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b9dc59dcd0c8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bb07541e74f6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6dea4801cc20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43cf85687b90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ab186baeb100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f9a78ed6cc2a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f7acc839afa7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c5612e923b04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f3b1d8655dd9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c7fc48773532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87267f8987f5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012ec28cfcb2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b57fee8f7caf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72cba6a71c11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fb66e0587c13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002853a3aa8b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75f1db6ff2f1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aab26ea4dd43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e6a6d6516e8c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a47cbf25d5cf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60947584eb1d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8907f3b1e687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dcc270591aa1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7707ebd8a097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198e985320d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be0dcb6bb2f3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d3c5b796b34f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0aa7a813b7ed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803e858ca409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f1d0d6ec9a43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d7d42619bfe3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41a7540e8958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ad2e580efd2b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deae825fca13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a10d5638a5e7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5769008d4887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6dae22371bd2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22f54a2ff94e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d544ff9e8260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7c3bbf80f90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781cbc189d93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0a7aa5b45df6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170839ee861f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961956aa75f7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03e4f784bd51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9a1d1e78a48d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7c1c217aae3e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e2d6443e016e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95219888bd5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f01df20fd7e3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589e6d64fbaa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20a41d0c064c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603f03bc20a5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24734703f49f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c5f06469b3d0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902dedcb3ce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14364e46df7a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9ef8370101d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3fecc2db62e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9d4cfeeda890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7234f079e275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89bccc349821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64bb586e0b9e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5b4267d00d62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ed8de1e84b0b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4caecfe79693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2f3a405eba08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8aeb452beb0f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4169c2db8c35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5784c353f97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34b4aba06b76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5363382f8dd5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3685679120c9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6ff4ba24146b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ae0bdcc54238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fb199f8a8536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ff2fd608e35b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e9112d60c3b6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19eabc34b080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3a23d31971d9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6556f2dafe6c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d948e6b7179f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9ce3572e5f6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fd81f13f01f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a7c687c8de89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72c39ef6c90c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b3ac779b32d7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2333fdba252f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0521462ead4c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cbe131ce7e4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73f2eeed602c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dc7f5d121a31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e325de573db7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ba288d2db07a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4cf95f0e90b0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cf30e1c2eafd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7498aa9eaf4d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84d73825fe4d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96cf39020211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ad5986e88b1b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075fe6f1c660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c8ed16d47970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f6835b905b50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cd466890cdd7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99e07ec582f2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616554707ff1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abf212083e42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590ca34e0414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0a4cbcadb718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20a0279191dc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9d8e5f2da809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0d7ffedbec7e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09dec2276dd5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cf5df6cd8e35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f6f9d6f30e14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f79968514452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8da631cf11db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f4527bdabc22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e0f6647d9a00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bd5a7d7549e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8a597933ac48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e8ec45e6bdc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8c5f3c5bf602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fb601148dfe4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646f141034c5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adb9de33840c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73747964b05f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dc1863ea7352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26502321838c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e7e6f7b1c5a8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85cfbd829e7a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d7e51b32e9da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41ca97fa10e7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37a4d5ceb1a3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0b5fd1194e3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159f21c3288c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90d5a236085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25292e1e6474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2e6b84d87e1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859172666ab7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99f8f76e2823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51f865318fe2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1dfd51dafcab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2ca20511cd24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51903a05a179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880d218a5ee5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3ac16775346c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9cc7fc89a2f2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24a7c0cc4601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b9023fe400d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e86c4fc01267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7c53f4c82c67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39bb7db25652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0cfda5d5f5bd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700f6bfd3bd3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2be9550a8335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a1eaa986bf9c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92f97fe1b98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5234ec6e85dd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e77bf929769b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2f5215b50a51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ae9b26e32959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ba4fdeee472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2033fd6e50d3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f0c081eff488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ed480a0bd4dd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4657dde67456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6b990a54452a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cb94f5ffff13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58ef5684b249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6fec0c770833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1894b0068772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3ec38219896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3a66c516f37a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ae5954bbea3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e2ad62359aa8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d9f85a396ca4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fca67ed455af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aef6f91123b3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bfe66d17ac64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8e5b65332fa9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f365fd2e4a56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3efef585a1ab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5af787f8619c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0ca5dd08b366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ae4d0e7439d2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c97810636c68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8bd1abb71f3e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801688a4ccc3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618883b4577d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fd419ec2517b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1568e1f05066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3f6ac824ef1f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06b6e8dd2c1b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5bf32bd5f0bd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f717d84fc99a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e4a69d53193f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f60bd89fc62e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c49870158a3f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f93e37acf0ce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9f214e02211c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5c968d0db693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1f8a50a91142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f92c09bf81e02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06a26d360a8e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0d42ccb7778a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57dffe7dc02c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e48d98d27cccd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0c9b2eeb2fd7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a5d70c1b4be9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9560a7e0a952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f16b5f16f443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bdf60aca4e80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de984209f297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cad3393b3e17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63ee71ddea41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50ce3e25e2de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b9d53d7f9fbd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b7eed42ea9fc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3006fc200e26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426b973fd77a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95147d2f7aaa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3a9d390647e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8c6a5e7eee41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f59eba72e315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3ba90001fed1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2f71de5802ba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7f84327242a3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958c756acaf0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1f7ff0b413a6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7c1458a0a7a6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09883a90f0ae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a5cfbe845854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80a71516e8c5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992512b7a831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3d0e4d309e5f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5202dc373da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792e7af0e351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30f25bcc6e1d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f38bdd787cf3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f2c9e5caf388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b4adb202bf33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5bd8e5f00abb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415543b2482a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e49dbb544857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dc1eec3ef019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fbc12eb44ebf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21cf42c4d8e5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14b2bf43abaf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8ee6e5958426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ca8404205230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7bb63c4f1a2c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2b60b744eca7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4f432bbf5a91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1d734482153d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9aaf69fca22d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6d897f3c8949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e94d5c3d7d0e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c3c4f5d07f2f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be686da3da6c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b6d95f834d9d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71ac69a51a47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b76c7bd430e2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91d545e59699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a1d59ab03855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7825016716a2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7b7dd0d8a36c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ec051b5f2ef9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85618036f49b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5d54939ae9a1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73fae1477393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a62063463e3d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ec50cdd875a2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908486c12642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cdb59ea08dbf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498d83470ff1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9fa50c830365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e7206076a051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83e528470777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bcb6a7353d4f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ea15f33ef5c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1f7216fc9bf7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3e0e72ff0eab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3daf5426c69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062278b496bf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e1a1f5657201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91c039881d45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42d1ba64bdcf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beb256c2756d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d91e64a7014d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8eb52f289ac1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45a697a720f1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df0fbf9aa21d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df127acc8134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63f3eddf2a7c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9043c3eb8471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7fc4a9de6689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a926e66fdea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44dfe69d4905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a7406218653e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8413991d8e5f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8a7ff1a0fb4c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98f24a19dbbc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fab4161c39dd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7c27a3dd4137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0a4a44f7aeb1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fa77d01a21d1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024d6ed2a8c5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96ee2bcf184b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ff7b1423da8c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6f78bbefa3b7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b6e8b44c7048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6a71cb83118a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b5e1fc20096c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6faa64118e1d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be55f247d65c0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c978a313ea10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f37397d0117c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76e5672cfb41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9de0f6d4cd57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0c6cffbada7f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066cd8d7f689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393ff50e0591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add694802c7a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683a4c82701b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f44b14c51a99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a42a42f64e4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55fb859cb119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6e1e257b2ac7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69942596f1c8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80e0466756fb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bb7b1c072fa8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e3a023b3a5bc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47e2b3d3805f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b80ddf8dfa86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eb5ebe5f2913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a25b01bac682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906203d4df83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6625aeb40dc5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87b14846d7da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eca2d6f8d1f8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f39795da43ef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6ad6f3b71755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6df5fb84e933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2fdbea8df334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4fba93639f7d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e931b039946a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6a7e2bd5b7a4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73c5e343b51b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cefab02a629d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51cbd709d60b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8ba87827a9f1b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dae2248c93e1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4333e80629de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91efb582d0cb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16fdd6fe7517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22c6ecd2cc37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1e14e1259e78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03625853ba2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fb3c7263a056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d9f425468259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e0d8e8f7f4cc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973ad83a6e84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c8d5647a1671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d022ac4c1bda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db3553c9a6b6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02427c6598ed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1b8736b076ba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0437694647bb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d3470fff76b1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3a9258d6b69e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ae4064572e0c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5530d415efe5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e7693b73b4ab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52e9a8a6ef1d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8b6efd9f3eb4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c132ddb8c30a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374b80839cc5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cd43236e03d8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56e2da90c276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3606e054cebb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616837e9f80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4c3fa62f28a0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09e5d0d36d70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e21dce9c533d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211079a5a147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8d0941d0b93c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116f9e8235d1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a17b76b3627a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725db7faa289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bdaf1b737f01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dbfd3fe2f756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88d708c625f7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acf6bb1240a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6efa0af7326f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c01d636ff278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201dc8378123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c93879589bfd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ff26b03be77e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c8f1daf30214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f3633154b0f5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55e6bdbc8a4f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c91f92e646a4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ccda0d62a9de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ae05a8177715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5e0bdfce10ad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2ee867e06065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6eda4dc62b6a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0c3a74ba96c6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9bfa91e55b69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2af5cd8f0a5f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c5fc4dc346c3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c67d704596ac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71fd392fa237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5ecea734ac96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a35a13e7bf10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2932e7f77ecf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0bda295c2909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21fa9cf3964a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746845f35799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67573dfda75a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17af18ce69a8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e90b2a6fa7c5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7a81eeb8568e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f39afc4a537c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27455421a7ab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e651f8fbc1a8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c53d01f8549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de88c9507e53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d4699350f5ec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d62974041a03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81d842c8c9d5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e1ab649488f0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18cdf76aaba4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4bb5dcd72357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79105aa87728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0edae4008ecb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cc73271fa7bf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f10e696b134c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18b5929e93e0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6ff5b7562126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6b8eacb044b4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1d50a867b799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6facaddaa915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99d3e95dc0b0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e1576c58393c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88059d943b98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8f40531c1985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829f26a73742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f8fa0866f60c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43af6b362136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a55b323ad85a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87cf4e49d0f8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7ccf7599270d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61beb78bc7b5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ac442f7e501c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0e324ca116a0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89d83736000e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a60dbaeef4ce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96a7d5dcec65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98a3d06af568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183a5e539302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080990ca5a18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6d7d2be0f1bf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58a5f8f901a7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ba2445912cea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ce72c0af417a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148df888f11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11375961f7c8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1e1d0ed974fe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d115ef0c5de6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cd79b46c0435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367ae45f8bfa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4d644384147f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5bf2525f5aab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b95907e832f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ec4ef1a1899c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e430c5f1c729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4aeb64135ab8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47483b9e1d22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bffe73ff0df4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11e672e14f9c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bc7b93f668c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32e4547b4fb1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f6af7c97ba2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6f280718d431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f24c3f050cc7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d1ebac5edddb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ac6ee1eae2f8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b82141fd92d3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49bb8925a98e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f923fb107894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cefff3192649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432c2edd42c0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f18554b1f5a0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cd96bbb23298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2381b0e8b7d1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0742fe565d69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338e1d8fcaed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566ad2377c49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c3e2c00cbca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7f9580913c77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92a15a7c3b5f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18150306b18e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5f0a5b41d57c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a607f8b0d259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dd22981d563e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ad18f7c332b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ce8d0bd03db0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627ed0211506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2c0ac809de7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1c20059d9cdf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c951bde95dff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d5a5d1a29732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f7bca8521363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2b0420d5b855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a128c67bc2bd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8ed6188491a7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42a5dc5c27bd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272267bd57c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44eb73875875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cefd73b90af0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d4234ccb47e8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457bfe1c7b76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f7db898425c8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3b4856e81d16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116c706075e4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3660460cb087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424f3db910d5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672098a25640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dcad76b86488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f2c57f2e6dde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02565f080099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9e83d6d20b12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687bf754cb4e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e5b115401bf6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e30f0ecc2dee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8b858d2eaece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133410353ac7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ad09f655f9c4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1def5e0cf039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3b1a545b100e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53f70c079b85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958614968e4a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e45da2d18211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ac5f3302fdfe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6d89277a9e5c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1df31f724432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76a98f1cb14c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7be603f91ac6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289bfaee76ab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347d7e3f02f6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6537b86ec089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8138f25f8acf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3d713de480a2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417926913f40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d1568d6e4d3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d029b6d91d02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c03a8b825a7c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e910c64a0c37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9c217df99437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af41e4e9ec76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8c5811753322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d3724ec627db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e6b801f80ee0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dd927e578616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c252c1ed6a0d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dca74f238551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b424cf3118e5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3c9180b9d44cc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47a6e580ee7b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03de16b4f679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b94b40f5c086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06911ab367c1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3737e61e671e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a054475f421a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4df85c87d690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261697c756cb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6cb888692499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3b1eb996f14d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baf8b4275467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805660ce924f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920c7e34cef8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f095c6d699cb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aff2c22473cc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6e777ac6d85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75d960ed1c8c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96613a11b540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8f291b45ae9f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56e8adb450ca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910309fe986d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72991104124a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39431d8f4efc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df486b9aaa7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90946e0ad06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62a85a3e3c36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1fc875daf47c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e92926db52f3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47bbd6578d7c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f5b8f44baccb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8ca4dc7a3f41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311d7fbb9779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fd41d9d50540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70689e51af2b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754660b39bd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e052e30a034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48a4abf335ec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4f28e92da012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1ef687af82d4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8c3db3fd402d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1c2ec47b5178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2c067f5f9bbe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bd65b4fa6a1a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1a91ef2d47d2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49b445a8d838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d78d318a2b29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c8660c85f131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27b6ac36585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ee6e6738d71b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f3a899cd7bbb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bf9f424203c8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715b8d45ad42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be5a88d3b7fb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06a11a463e2f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b4a656814b20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264a8a2e8f94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b8cad9d51afa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880fded64016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01b2d8d67791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0c237dc063af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da1f8d942bcc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236ab894f3c7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c8d271dc63d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93f1cd02ae5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2db31b25b282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9fde8888404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95fdd7195d63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19db58c1d07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080a0b769c09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621dd4ea5a45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c313f6cf576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42795c2844b9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f68fb33846c1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1e9514c794f7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7831cf9148f5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a9ac140d3032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f7c02fa08a42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0ae8223ebc48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1ff3836db0a2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662f02c284e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a6d2af8585e7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b0934313f216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5466d6ce0ebf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987cdec06062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60c1999f898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cb18b2d2022c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27794fdb9168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1403a74ded5e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57c083878c5a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da4ea4a75ecb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91521037faa5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7b9669f6f4dd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82c97fbc1de6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075dbfbd6835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198f4033bf59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50f9268e0c63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344ba279de67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4d54d9d2b87c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fa96e2861ac5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4a9d1bac1b0d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2bff076ea72b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81466746a95f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50a7e556a6b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dbd5b66e4529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4a0e9a75d8af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1c2abc210d66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5e0ff06a7a4c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fe6910409021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24f89c8055c1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65a02b4295c7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388f85dc063b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36013db16470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0df2ee99ed27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44ad62f70fd1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8b0f8af7944f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b05dbbd82b53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12e6283bab21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03625b5a9be5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d14e4761b9d7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e0676d7a6ac7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b1bea93e8263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6eb7c1452da0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ef165c385d8b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d1fd6a1c5863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1391cfcbc53d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aa04dacf7e94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b22324bc311a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0855eb99ce28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75b20a1ed1ec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fea2ef8d3592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7755d697d0af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9f73e8fdeea37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a411501fda0b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c810954f89ff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d3a3f4edc193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81cc82a83df7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5b25f5302298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71a761e594c1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7f4a30793f1f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8ee8daa310d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2def78f73426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34433231a222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8951bee3ceeb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1b45c5e46cef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07b7d0bdb28b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7c5f519e9d25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49981a6b5a8f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048e545e4918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5658e848dc86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a9d1565da451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e0dddeba5197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e12c1ef94110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3a9806ff6163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288358b422f2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5c203a19265c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a1c8586f7120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4f995716c943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58c259cc559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fdf6e4a7650a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b60c3c69d771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50cad1538951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63d8d14bbd9f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c09956160c7a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5ce32bebc283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d85ea114494b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5d87dd6e8d2b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08131b66f11e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b11d9ef4c988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0075ce0e4fdd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88d2c2ab7048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9f746a7f39a6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c84b62ddc68c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9fc2744f4a2c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bd9475b08bda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690098cd4a8a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b3152427e534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49761622186a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532999ddf410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0e2b388c3c69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722b64e3eb99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c38de3a4c92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e77eb8821154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344d0a5b4a4c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f849bcdf9f8d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f029bb929281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f760685a9321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9731e4cbb075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c850e26292af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1201dbbd3378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acadcf557b57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aa5be07d4f17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92deb64299d9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2df6a65af7fe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c68cd0a75f9d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338bd6783190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c31d4bdca6aa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6b846496a8d3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fffe8803a98f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0928d92c1018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6471811aa73b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112cfb3a05de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86dd076ed5f8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8b464b8da44a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50d2327f1d43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a162062ff985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dd5f57b2c510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eddb678625f0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e51eca801562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ac0a7449dd16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60368b5c1fe9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c15f372fbe79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a29c34d67de4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1ea283925372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194868a01ea4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5c125675ddce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0bce62e379c9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4a6fbffb54b9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4decd92de23a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98a54fc7d9ea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ab420493213b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90fb82ed3964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851745dc8940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95b0d63d62a9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d37aa8395bdc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0bed24df14e2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d72a4c2069b0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b30826d09d1b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7363a6d335ae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0afcf011004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fa0ee4b9e465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6c3a2f6c8282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4bc78ddb375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7aa55f6d75bd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f8f22be82eba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6a00cbf27f3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e1c1dba0d09a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859a36f9a177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eef4bdab6ffe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5fb5200791cb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d14b6473aa67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3aba5f45d75f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87d150b29c89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4349b549d7bb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bfcbfb8ec0e8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59b86212c8c6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77cfe146e456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eebc546948a0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c943aaac02cd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ec99a150ebc9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1862d5dd4791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0227dd5507a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3e79873974f8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fb1c2f1395f2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ab657f388b26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a463cb25dfa7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cecf0eaacba5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005d70690db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d39034cf3571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2e25d1c373dca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e31eba10dec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a11f9bec1c36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6401ac074bd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706f20e05d1a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76a64040f3a8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68d4b2d17ca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5d875c354b74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55ae6865a783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de03b1c11882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7f1181c9dc9e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51ad80363034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5b1dcf9517fb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a06e9c7c70cb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a5eb6b6da00b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4463b5c3607a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a2ffcf81201c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d0e2344cd387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0d2dc7d8a24b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d39aef7e8ab9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ae11f1b30a24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61bdf46bb2f8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eea05a8155f9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09c9440c6dcf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485582a74ae4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9a35e8868e35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3e64ff872467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cb905b9eb7ed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2f10d029c4e8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9dd1980a3ed6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c0ac79a42ece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c8d2df8fc443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8bbe9b7012b9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3e41c1a91121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6d10f1924f96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7b179fb678e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aed3d6b950e5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5ffa2d6124b4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a4f46a7cb787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15e534a2f7ad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c2015647fbd0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8e3698ae2f3a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9956d1715b05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59740cb40dcd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67e23ba70cb4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836412834b46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851d1a778112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50e2c7f49317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5a1fd86d66e6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bb247b0cdfef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14d63ba17ea2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95d9dbed7c66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a2f4a9713e1c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33711f3dbcc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54c3a457081e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b31eeec94bdb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ed69cb6cf1ca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e2717d406f71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6cbf1b858aad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8cbf18d10ac1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ca9a5dd3074c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ff4af572266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8eadf5d63f40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2901d556314b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47a8f1a3198d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59fe814b0b80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d0c0206d880d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ea1b7af3ce37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372bf662571d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93a715a682f3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a2ba2fc80698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203b54af692b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52f816721f77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d233519692a1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fd1b97a6065d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864921519da2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e764b8d21fe6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1dc04b079c99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15fdc1081011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ef506dbb0c52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22c44b79cae7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66cfe79053254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4654ebc551bc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21809443206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a2471b60c20c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857eac116e0a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b9c3da84011f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30d82c58ce63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e664fec7d5fac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ae60f715b19b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523cc2e5ac14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0de6ba67f83d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a85f1f78cc6c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a188839ffb331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4d91f4edc5ab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a28f84311df4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a203576b297f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571be84b7357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27850caed58d4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18732a2a58d0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d5aff481515b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84cf7b127b32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72039a5d2220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3a84b4d99e96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fc1568a3acb9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1875d7b17b03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f435a248bafe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f0ac0f90e69a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80622ffeb3af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ce74130607b6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b911f7d116d7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c03ee07e1e44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f01317dc96df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6b138960c073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e426d5c0c0fd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761ec9ea811d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05027c7e93a9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55f18772a15e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2583d517ace0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bc68e9c7702d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937bae700a1d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01015ddb027a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97116276ac28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7f62cf65cfa1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bd80faa90ced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4f38aecf00e4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3a21978b2016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9a85de664008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d55b5bd2fc01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32c2899a89e1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82b1c1d56495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ade4f191b129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bff8e047dcfd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6a684318a821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0fda155271cf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cc9ab857f201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f77464a49320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9f65906763a6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344464ff834d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831d372b3a8b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a5085ff8de1e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bb97e19627a3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4b125d9f1a5a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f53780c05d16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21e70c9d72da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9242ca21ffab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5f4c55fb5ddc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eb720f5f0db3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8195ce7cdf27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e062d7ada027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f1ba301b40c3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fd3ad8450e62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f0ad88797e53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8d2dea818f95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f0a6a5147483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f9072200e753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7cf945b83dd1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6c514665fcf6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1706a0c71218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690f006ce8f9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39253b3d35c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afcb7627d29b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10b9af9baee5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a6e881a2b5c2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430ec4365025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e1b593fa3777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53ab126c665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8fa79038f1c3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8007e7846ef9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26c32f3fff24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1042be9a4c32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648c544e1b83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25c3be871f89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1a00cfd70f39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3493168e4c95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2436da19fc9f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3b47bcbab0ad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096740d4f7b8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5f604b9bb970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6e4d64b27b07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ee329c93a90f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ec15a7700b25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d00240c3e7a0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edc66fa6188f1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cd5bcd26d718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54f452c487a0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58e19d67b91d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15a5f77436f5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638b92f164499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eb38b5535f95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9530f08f695f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54d63b53eb73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dc50c9e03b8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99eb471ebcca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13fccf0b88eb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26fb218c2ef2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704ff85cb472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38cc6089e5a1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ac32a8a3cfe0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af5068272b0f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11717805aaf6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e80657cde9b9b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a2df17c93568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4edcb63920003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7dde8bce5bc4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2195ce8c1cb8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7fa04851e12a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77e5b446b8fb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f088ab187d79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3c347eab4ac3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ba8d1d337995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2092daeda0cf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def53b7eab76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a0ea9cd40ff0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94ee21441a73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9eff4e696b61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e8e4dbbde76b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3792dbc1cff0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b49f02524b77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ac9f8e1e49d9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97379f34ff08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b8bf1c576375e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8005fc7e45e1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35e092726a58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1b59e844b36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0de83e429af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57b05189bcf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72fcda15dfdc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d0c9b4473ab0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1626687a4f2c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876914d7bf27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93349ebe481af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4ceb28ce4079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a2ac945f4252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052d5e7e3d92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9bc5ef967ad69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772c46a415a4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39566c70420ca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418d77450d44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6cb4f9eaa61b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b28735cf4a1a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9bf26609dd41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6dcbaa0a02c0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6e557782e86c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1570dc9a5d3a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c66426099b2e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f847839a084d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1bf61d69e4df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319f64e0ceaa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ed968be86863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ae80cf83f193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fed414b30449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1be9ca7bdcd7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0c2c01ffd3de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a960ad4bee58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b74cd4ec9add4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dc334aeabc18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65d63d4c116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ad3d8f5dc4b7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ba2dec98e9db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11aaeaa425f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3a14c2997095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8fbc9c60a6ab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c6df34e2e91f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5f3d8370db20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2e45f2749888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014ccaf7481b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08c4bc12af17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bfb92cce1154d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c48c4aa0bcdb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3250b2696e55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d27fe4e1714a5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e72407891eb8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bdd5514e2ab9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73e3ebb9c945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cea4161abf0d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13c195f3941b8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50e66d7a67e0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71f39aaeb681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54953eb4d3d40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f2ce9b9f2d5a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397bb663d848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09c91522ff2e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33196dca6b89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49e23db98ce5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fb29257551a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1f6596a4da5e1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ce034259f584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a3f535e4132c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6af07aeea326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b128a9fb3ecc0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1162ffcc1371a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a56117de23ab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c23efb0abffe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8e393a329c4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9791bad91586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b2535723b063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7f06ac7d12e1e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48ddb4377dc9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c3c74dd3b898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bd35245ea539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20ddc6ed65ba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b0be6d26454e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d9f37b284d0ec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1c4a7a60ba41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131c1ca037f1f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fe4981324050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5267a05b9067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9107081b2d89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26c73e70acba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6b8504c6b3eb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64c2cb6e8744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7ecc23e031b8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d68d4c759397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66538ea5c041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4f1d0c1b95bb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b425bcf26510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8b875de8b616b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7f64f357cbf6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6483f645d158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f407704a65ff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3605f67c3e5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2ab489942254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ef1e230919c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537e3116c4dd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d8f234de6122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bea98ca396c4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7872f2f7b8df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5e5116000a9a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cbd1f9692223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5affc6337c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b4d3b557efa8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dfcdd0b0f170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28f2cd96cc00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2a174967f970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713ec4092fec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db6b1c745d87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11cb3441de62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30c91c21df19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b69552656772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1aa592d613aa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f82d883bc21f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83230bf99a9e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fccf31a2b1872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622201a06c33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e48ca3251006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f65fd00124b0a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10301cece125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d52bc9556d6b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461f9ee3427f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5dfd025e871d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6ed06ec4b5b8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3f15c88e7315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ce3ec86cc611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41b3ad088d49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40975592a46c3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237b89748e98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0096bfc657bf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60791f5c13f9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613bd817abfb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5c45e883f59f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4bbdbeacc573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fde731b4623d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f08752c580ba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35965a588bac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4b692e9f73de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edeab63967a0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e3de73f2f22f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8300e3d1e20a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459e3540b679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48297216b275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47c722a5aae3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996636f5eed6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5331e9ee882d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591e05eee0c4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f8bc8f17cfcbf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9c9729aa346f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6906b7380eef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e80b06f8c6da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f76ecd96d895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0c3e5aff6986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0feea25a35c1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2a08689fa739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f3b1c9a3bd3e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dcd0c05f702f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86e92955a452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0089d156d782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b779b3c7be53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f94dbfb0f927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37b0a3c8ec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b79a07e88d0f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2fb8a02d6f8d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b2abfde26be86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beceaf62f038a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45b87d071c9a8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cd867ebdc831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e3bd2b50e35d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ebea96cffa564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d2483e1dba73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c076832970bd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9b14fc971211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4d54cebe958a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2a0d7cf80cf5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513c651e64c1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5a2247904876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a026e230c352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b43700b05b8f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06b5c3c02622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b79e2ed0465e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ac5d40f9d1da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e771186516c8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220d396b8925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143d3e07cd1b8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299d8a4837fe9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3317b9e2909a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3e3fa0df9f33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2998cb73a15d1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00d7c8998779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c12dd0d31eff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2a844bccaae74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8c67b784658d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a4ae39a407bc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910bc8899916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99cae5f39e67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646e2ed1e87f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94ba3c042743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b28e409ce244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f308115d38cc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d21cdcaa50cd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571153464600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4492291426e50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905c0e11e791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a7f5a0554fc7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652e7d4a0c70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97d33f8923e5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b687c2c5a5e7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c2eae272e3ea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c4ca967be450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4c36c3da5724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ecd0afa89ece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1a35596bb1f2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a1461c3e7138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c17dd85f37c3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4a08ab2b22ef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4e7e72c02dbd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f692256e2a08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a043978e45d7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86ecc94122ca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854ab322f16d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93571d5aeee6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1e854d634d93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2a51e014b861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fe70f0a8620a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c8a41677db17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0457d76ea321b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f9016e2273b32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c1911fa3c3537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10a755defa0f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25233251a689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ed894f0a95cc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8d212807f968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d2a3c5e8ad86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84d3cd7f8a2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4408aaf49b0f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cb7bf3863cc2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edcd7c3a7f82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ad93b63cf505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85dd2f76d624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dd9c6151acc12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1a69e693029b9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9715b65de1fc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6ee4f217dd2f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da167817bbb1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263097e52a68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b4deb08da94f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8dd490b433cb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605fca4b22b64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0a2f47a5c8ed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7724313635ac3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8f975a4d433a3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6cebafdae261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0185bc53e5a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6195e2349684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9856ceef1822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e4455d12eaaf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5a382814c699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193faba8ecef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67748faf977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71a1208c045e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912bdc1e37112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b98fef98b56b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de17620bd3ab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86f590597e86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ba08b698983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f197889ad1e6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d4cdd26cb834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53f3add73cbb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c513e4e366b7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3e43b2b746d77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da78e611820e3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0ac97ace1122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99c96081da545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add883c06ea0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2565e8ddac5d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f09cd9aee1b2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329ba98a6b4b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a44d17d8be98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3549cbbd070b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782f45870348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bf873fa7d8b5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243c4a4af422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ba7e6f91908b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3c87de68d467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d86f8e1238ef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32538638a35b9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396d4d16bd32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0d0e195cf265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82ea48b25717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5941280577ab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e8cdf0cfc447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ea83b7ba43ac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29ed3f2353fe8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5a8dfebcb20c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740853be3799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8b29bab06b2f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a65e321392e1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ee0f58b3061e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370e0d1743ca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d1afc50eb1eb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8eb6ac4462cab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878d6417694e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638c86644771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2786f8d273bc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66c0f0fb885d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306f3cbd3fe3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bd414d6c615db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7015bb41c2c3d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081fd7f2bfe7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330ff7aa3b78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c45d58c3db37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6e13c121d124d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4f470c67e46fb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b4befa6286fc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284d106a3e85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27b3404c5150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2276305295c5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4895d55e2cbb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d9a4374f17b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02495d71a516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360024b837f0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b03c2698bec47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aea781eaf11b0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63043a246869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35f15954926c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7e2f614389e6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a0645b7c3b76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155b89ec29fe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a44cdcdbe964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537a89bb0520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e41e798ec51c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1b74edf0ff2b2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20114b1a4f35f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b1e1520c29f80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a27d1efe682f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2780c964a5ae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083cd4485ed7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4897e4b096bc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c8184096a4c6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51eb46018f98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04f68e4556760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0bf8c954e1c0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e2a2e303df60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726f28632a03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8011528f2b9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872bdbe7b17f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2bde7c614b22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a1b7e0ed4509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dfe71fa8aab4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e2ad7bb92737d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fff0988bc18d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60b364723dc4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1b0346e48f3d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9648dc6b645b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2afec7e1c44ac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60e40d6709fc3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18004e4572e5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423351c0d21e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2d8238ea2bfb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6dcef6570e674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3c364a65ddd8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05a08ee5d1ed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94598877187c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c90c071c0a924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a770f71f0c93b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33bc33f14e79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3828f7be62a1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e6445fdaa8ef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f3e9a469703d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d3a6f2cc05df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5a0a8e579ef09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73c647796ba1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4695fd80f0600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5edeab021d91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878fad3b024f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af15e035841e9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86a17e6a887c5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88354d30d202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87237b08f64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658fc3999bce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672d3d1e1aac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136d9dfcc7b19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9e32171ef469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a4122861c9b3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ae0fc8c6867d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c26568393c359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5274e56b2143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89dfd02b036aa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c1272600334a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55551f655092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afa71622be7d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740693296ce0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c62e76b714c1a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eafd2e9dbb82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43c9cf5b78e0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6910ab07e4db6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7014f384ee87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1e8909acac7b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52a2e84519c1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78a1d5e27ff7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5c6e93df7847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f39f618b8001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281aeeb281a6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a8bcd80956dba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8f50fbf250f8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d895f0d8aa60f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5276dc2e5e78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fc6366bc90e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083359ddfcdf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426784b1c999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bfd15dbc80de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b70b0fcd269d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f3cb1b1c249d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1a107fa8e056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53d72ecb189f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b9cdc819ca1c0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08e31787d0bfd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2fa92d13cd8de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bf1eba645b89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604e5c236ee2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df145226c094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a4e97ed1d03b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7cf9a4dbc934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95f883755b68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e9c038c5c97f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9d7c34d7bd92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fdd25e9db3f1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bfdffdf9372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141a241c273a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60764200484c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63ea36842197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3020b3dba167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8d3c230ad055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f0b9fca66c36f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f196ca2117ac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fdc7830b05ed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1e7b65824eef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13bd57c163e3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4bcc2bc422598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fcc63b3744d51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1083c051862bf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243cfff1256d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0cee54b6bede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03284a6025b6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822c00987336b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90597b879afb3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c5f66ce76e536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da76fc58ed25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69ef702df6d2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03fee8f4661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8fbbda9f0a65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fcd3170dd72f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33a49db237883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30f3c2ab6a900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d21620473e80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65c6fd7e335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35152a97c780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dfb26d9b823d7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7009372e6eadc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2a9a5de76403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c57b2f5d1d87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f3fdab19eddf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fbbedeea1e1b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afea835e0c4e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4a5b8c54e6e1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52be4c22852c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2de210812c58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91cada8564197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37c77054cbfd7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5165d9784db72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3e1a86dd60a3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b565184a91c7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af8093a4b22e8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2b06306adfc2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f5b721539cd1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c47b31b5bd1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a709e7d4c8e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dca42b02f709e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c955b8406fca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2e8d59392ba31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7d8719b9cbf22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a3d6662ee33e5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756674cdcb44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bc8b55b1f195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64176a768a53f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7bf9dcf2fbcae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ea342b7bfdce7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585cc14aeb93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d5397ce1d7faa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38503feb5806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7d8a0358f7dd8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a7dd34fc13a3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1f73e1713bd8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9d04f3ef06251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4507e5d8ad8d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a6f45ee76c66f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a5af96965faa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5dbb2c27839ac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2822f427803a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aeb3939c49fd5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71ee85bf7eed2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6629f206b3763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a2b67b605e0a8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92f12b1844af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66f4625f3cb0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ac57bd72ef9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76ef1ece9347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02e3f4abc900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0912034cbc61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004a76617da9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5cd17268f77e6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7197794d468fa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5d498487acd2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38e3162e4997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40ec24580f4e1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5fcd2acd8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922cfa584ab6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a1223ecbe74e9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4abbd6ce5ae6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505dd0f45a58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f8db9cfbe42f3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f529df568bd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4919dae6be6c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6f3ab219cf2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bd95bc2a9592b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0d7452745a4e1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cdc3602fc597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5438af91b8957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4efd2362b0f34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037146855678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1898c5902de6c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023e8814b353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8e8aae674398a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0c92ad5239e8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1f0e201d8d9c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d29d3c0627b5e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bfd9df09ee0b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b9ce0fb11198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bd48ff7d6fade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ec253e4b6c2a2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953a1574b65d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029be5baea4cc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2f67bf07773f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94e14b0c53acb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299259c77e76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bfdef818074f5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49cd75872683b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f3151d8da13c5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1787b42b8947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9bf6b2cb079e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e7c5a043c177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735a65bc99c6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a8bcd284f925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90561f04f6ce7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060023c00b28c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38db85e833eeb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5f224738fa54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0b5b7a1944cdc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dfe9e44a66e04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41557785c566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6848e5b43e29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b07c8179bf309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580e9f3652127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b7f8f4b2ea6cc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f47710004f64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8f504b2cb2e8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70e5c06ad103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245967457ebbb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93fa762f4fbf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b2a67ce6f73ee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89e4b27f3a9af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1ee464f0eb72d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6884dde617c27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0e535d89d2be5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578afc07f5ae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bbcbdfd895452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a6435cd7cc8e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1ce0f709113c4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78718d743188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137bf4bb5621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1a04973cefa81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4242bb4c9aef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a0d8f5083eaa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2c8c141547278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35910933f4b46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cf08cda60a36f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6a1e5ebf4f4f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869089b8949ab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d069aef4b4b2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aa12f36817594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d61e9faf7d57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1fcbdd0f0493f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7ce549e33e1c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7a35867b48fc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161c8509b5ff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534bd6c517d16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3c27e7fe9209c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90dd30efe7ba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b81b2708e325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8e3350fa5fc13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969e096070508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80ef2d536f4c6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512c48bf8083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e304d497eaa98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02c6b03ab77a2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538e753b54a2b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980a92febfa05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029b626463f27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8af62c54b8118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8ab516792ad8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e22e0b9fecf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7ec74463a95a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8b0bbdfe55eb3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e7be5f563e7fe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769161f5bef7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c338c85f5f323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98d3a3eda3680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07b077776cde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8baa9acf9612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e91785f6e1101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c22e7b0104dae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822638b0d73b6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e49db3e62d7e1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61a66200b3bd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a632718bf3df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b35eb4b49346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3434274a9c050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c23a7c7a9a13a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d2c6ae3111bed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30f18401a1be4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5c011fda3a769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c3c452cb9448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c741ecdca2833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67b97f41ff64d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9c2577519e79e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cdce08565349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81a908654dc7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a9c1f2f839c8f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3a14e04a165f9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f2f17bd49cf85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a350f63e700ed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f237c4e074d52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0c243f129bb2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9ed874ea65b08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da855d247b525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e3de93f589b1e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3f381f7a9e238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456056e90d82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c3435bc59ae7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d24fc7237a471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3b964e0d46785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de9730633e48c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e6522dd2e6dd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06dca84446ea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32353e2934585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4efae5f216609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dfe1196b699181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c6a6c645441be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671228dd4676a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ce8fe5a61bd2d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b6af5ccb0ec71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bf65dabcdf54a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e16502e8048c1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3c65e8cf3ea6db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2a23a1a4dbf00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75f6d7d8adc87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c8a674675d69f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e505295554906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f2d636454b846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f30dba06ab60d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e577d91a84a26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04c7e437fd23c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53079ccef75a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807d97a39bbbc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05427b99a8b80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31bc0a013a60e8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a35da6423560a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d298e1724220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f0dffc4482f91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0a69fa9cda26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12754eb53918c9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f3b4a05dcc8c6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349d47b8f8f8f4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b94333fdd0942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313bbd24a94d2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b430a807005be3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816ede22e6544c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018b385167da5d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684e8262c30d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3451a9abcfd272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67556216ca950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7c388de98a0f5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8edb1ff88ec36e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e3b35c9eecee9a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0f0a408afd6a46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a358dfc0a38ee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231bba5d1d0c25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f0f8a37f73f89f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082a92341ab807.mp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45b194da517c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4ffc49d4ed57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0cc4c1fd2572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25e589a28955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55cac1309f4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f11b2ce6b130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b3da77499cbb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ba00b4f36a7a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c59ee1ae72ca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ba22f7b3dfb8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15f0633e71d0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f6d2611b50c2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a72f780fbd4c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1c67334e9092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4c5c2711f2f8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3ea08e6f2dba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8299a1922713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d897133f774d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1dc59c35c180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4d3bb9ba11eb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d688724cc4b6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a4d9b3dc9e34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34f1732eefd5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763c88f22a1a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1346c67f6ee3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b7b78abefc5f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cf3ab3bdbc6f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1bd9fbddb5a6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c9b9aa2f9f38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030b1e70b0c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6fb8f61d4e54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733fc5633381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bfee8d1bd5e5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b28b18655599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d79cee3a203b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4b2802add089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be8314b86284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962acecdb23a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68f30d55cdb6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6c959e26e1c6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214c0069d934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51f9e10e471f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080990df8228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ff8618e5461b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0d98d636ae20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66dffa0d4508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db4b9aae816d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04a067050633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e6bf463505a5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8e37478d0022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61bb96718544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a6a83444648c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b26f2ea34478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641928dd4d29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6529974023ff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5ac9d953d691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fef26657c2e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8da7f180f0dc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ea675fbf52d3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79a3f724746d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98abebdafeb6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1c13d9d09eaf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2aff7ab6c7cc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93e34bbd13f7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5b9b0eed1e1f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7d753789738b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ca29e92e817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e97e849587c4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95e17789330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002e6e6f7b67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52ed46a54ebd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05d4948451aa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2416f34c326e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9f831906a04e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c770602436db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408b5e312e57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d6ef6609e50e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44b9f07f664b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ba31da244740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e724878ae83f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6c998bf52a61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fff341619c81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6b90ecd10f1d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b6caeecc257f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6b81db6baf3b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723ea8ca172a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834d688f3aad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6a18fecc064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74fe1fad0488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277b142c05b1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53eb7ffbaa4e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19ed079cb890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e4dbdecd80ef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0d31e008a1a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b254831196859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b82d344f66b0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f95809bd7aa1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2ccdc2c58246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660bfa08a8b1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7fbb54988e4a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f55e747ff62d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bfd459fb65b5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c139efc01c35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cd323e55f03c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58d1ed9cf629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1ac8fd9dc045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43c17077334d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0c918ed92909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621edcbf3290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ec55cb564c7e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f7cff713a3bd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163bf2ab6d86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0c933009f279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8adfd3e8e0a3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f48484a7ef7a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98f56e24b5c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8c0b3081676b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44478939214d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1416323f118a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9cd8c8a3ebae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4dac91938422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4318a188ac1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ddee0868f018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1137cc209bfc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741999e285a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97b1adb22bb7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f28e9af04183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be17c146301b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e62c1b1799af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85dc1b400a99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13dc190c5372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cc9e59952559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d4afb94fefeb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a5ba1df32c05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ccbfc1eba87c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b073f586a4eb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aa3d6a2aedcb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8437a49c6042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64eaddd2b462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b174027b8cee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0494fc1a9b8a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08dadff02fe9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078ac61a4820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b0edeb889c78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897a162dcb24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4d32c5b70c9f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8890fe061c13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b2d2cec9aa65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405f1fa84dd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3c1e82e9e12b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8f438b7c95bb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dbd399354e76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ce4d1c290d63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74aeefbfe6bc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8f50fe9ce132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116a71bde7f8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668e82881757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80a52b601709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fb18583ab55b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888f2b4d6807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930893ed42c5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4f26de2963d6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e6ea4b2f5fc7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ff4675c731b0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e3a6b2ce4d17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a532e4ad674a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cd5118a49094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fe90a08ffe15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427a7c3cdc52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388fe2320363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781cc0f6eeaa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889bd76ecd81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9463127f0ed2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14ab81833bb3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d16f66b4d776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b1005f6817c3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eccd8bb2b54b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364398c13e2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206fa14c00f4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833fab197a71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b57ccf6547b0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afb61d481a08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b751e60542c3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0ca264ef4840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5f83a9fcd8d6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6c7a26048e10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1d8c01e577a7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243d98d33d53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f37d115c0fd4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35a94231686b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6910eabcad1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325dbd26118a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4a2cdf223415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eb2189627c73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326f3a09bb7b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2049394f5918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ee6434f21eae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90a8f0f1e560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237953c620db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23c73ba7e284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eb9bcba0e1ff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6d69f1d14dca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5606c4e4c578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a552d7af11b9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fdb83e511713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36d9110429fa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50cbc4d25cb8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54bea2d0a2b1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d7c967a0ce44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c4d21c57bf9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cd6a70775949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24f0bf38b9a5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ec2f23e805f7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1d927b9b8204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3edc7de98b5f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c215481991c9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6b4f26024584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66242dd13706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be3297761326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8c42d6b4189b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c2688a34c1d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af8805c4f31e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5d0cb655314d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f7e884954c32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191506fd01e1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153b5af6d1e6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1f729204457c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e97193222b8c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5330726d7679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748048282373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41c93a491008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9d186b4468b3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ef1b460a9fad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829709c96506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e561fe4c33fe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295ec97de8e9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3895012886b6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fce277d07fc1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55db47ff0476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319d19935bbf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da64ae6b8d25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691dacfe441a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e63592377de65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22454ec6fb56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6685c8930af4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074288ef7a1e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84e1fbeb4cb4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c3710eb7c3ae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786859069598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d2ca4d4c0229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491283d062fd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5e429b42b5d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62900667d76a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b95c3852875a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f2282b8b3b3c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aca00ace9fae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e45e3c9f147f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ba212b56d1c2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c374785ce0f1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cbff3e78a87b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10240301ec63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c71ed02afffa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1000404fbbcb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dcbc1f345c22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5ee5adcfa060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80ea13a6c235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b99beda2ba08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27b6372a5463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a1729c97ddc3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140b2c50c2a7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54e6fb10314c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bc1449a60d03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3ea83942f44f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c04e9a5099a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98637d58aaf7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08740472adb2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7cf0e0b779cf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1647ab63a5d4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e2bd939f6aa0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0bd97241ba68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9fd482269926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f6a038f9ede0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658330b93394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aa044a8b683b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cced06ec0f97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a210297787cd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df208133a9ff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ec249732a888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10926869f502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abebec114b0e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df354914bc7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174304fe3e32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6f10527a7b4e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95ad0ab2148a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d4074a4866d8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070430859146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9ccc129c78f0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b92b6bf033c3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89cd6061665f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76c7a24df0c6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4f1c35c71ef6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653f17f8c351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6b57d4da6ba6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f61256401e3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237d48818ef0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3edb668bf401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d793cec9c004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999ee47a78cc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7e0c6ea2a782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f192e44c8d06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2ba576a29d8d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958dec2f0466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2dcfdca52fc6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8638c4827ba7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6af483a3294e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84199dc3b69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9b0f5c9dd95d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f3b5c249b9f2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27744eb008b5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f5e3a11d0e2d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adf0c61cfce9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cdfea37e7bc5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fb36004cbb92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0f0a6b0cf7ca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1a0d20f5bea9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bb7646bad150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25076f6d4c3b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f49c43c10d43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bda73837ca5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e08105f6b98a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a1c66dbae0a6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3c08b3492b4a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7e1e4b2566f2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ed5f836cbb2c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45542868b231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2e99e7fe2039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8ff4cffeb40d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cb9ae45c16d5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7744f95279c6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e4d92aa49c43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42d8ca0d9a0d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b1d7071b8e73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ffb1b5fb9d6c9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0c053a6a075a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777d9badfcc2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f824bb457ac0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ecda3272f85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e4a6e2ef0e62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aa55a4e6f9d76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a9161771300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15e9a26dac5d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1e3e109295ca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df37ebc01353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aad8422374f90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052de93743c5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ab4529ef664f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34fa071d41d7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70400f9448b2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4fa050a092ae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4cd280e3c56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d15adbc66aa4d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7890c7dbc049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729db3f9584c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a60b9532a85a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3ba617c81774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f3db90d106c7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b85a3203b34f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126a01b9bb8a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e9a863a368b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94c347c58eaf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94bed9e66069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a852dfa5f7f1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5cbe668fbc88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de1eb0e23508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2219b07e2e6e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24f7a10ad2ee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8ce793c8374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b925e805b593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e41a8a6d5dba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69eda7ba1bf6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e7ce0ed37c23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915b5586123f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9fd280bb5718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3460038d7e93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c45d1ba37195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12c79eee6bf1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6c10d47c5c77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a0a3dabc4676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565eb8daea00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d8039b8831f64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52b7d7667ffd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ff6fdceba6e3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a2d205a66c33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34be404441d6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133fde0f231f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a3c250fc0a41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66b5b3c5d723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c3d55255a668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70315f20e14e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768b2d79493e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9b650a365cec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89e36bea4d92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e0a4a7623eba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ee4733cd9444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5683a96c8340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4caf49711d8e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5d587dba4d88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b9d621158cf8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74ca0d967f90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0eb36b27ea9c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1fbc478684e5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40f89e4e355a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92e57d63c4bf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e44b15d1fab9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5f50d22ebb43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a2b43adddb3d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9dae150c80dc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38a921d28523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9a7f0da2b2d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57783123a661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7058fc3a53d5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bc6b88c0dd8e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06a63c6388d2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b8e86aa535a7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8f0b1394fbcf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8454677c30b6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d0622924a3e5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6e34f41c946f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fbf72ad3e37c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e8202206f950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9fa65e228649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22c5e9a59f96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6165ed5f674f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5b6b1fbec38b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129b8ed165d2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fce9b1b7c3e7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b09e4bcf5eb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c4a864726630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128061c935de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83eef963062c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97f7f8747ed9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2ef43c0866b3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6d5c7fd6d750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46db7177ae1f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fd2ee9742685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2e6637a407c7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d233165b024e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edbdd23a2fa3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aaa6fc3b73bd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d34223eab7fa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92f64ddd8807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e8eb7a7cc32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8ff51d8f56ad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ffa84be805a7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bbb7a55b0866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6bd77c47894b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4acde05b3af5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314ebd1e9075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82c34174b054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b8d65f86786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fd2b49874c8d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db0d56ec5b5c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69ac5d38eeb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3e4a1819bb5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c9413c3a829e9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b3762b2bc88b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45cf76a0cff8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74ce2becda70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2c4ae24c8c5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b7954851b1d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fabf15b91749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7ecdccc1350a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629069b52c7a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06f45b0a4a1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87a88a059109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fe925f55559f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5f5a825b60aa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b43d241c85cd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3e3a09dbea0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b1651d6e1cb9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b01a184d43c0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4e81e1a7be87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e42efff2e6165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6fee0273ae0f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a0e49d3023ea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de12c4dfcad1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56956bc6540d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7163d0290cf8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624776731acf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e1ecf89033ad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ce4cf38f252f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472e196de0f8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e5d9e064605b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055b0360fcc2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3e6d6d8fd3df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b84c827351f7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6c98e4efeb43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b51d5d68972c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a86a0e5e1ff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e0112288d1d4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3f257deb3067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9ee1c2b9b96d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b6cd78b91a18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1eb020a1f0fc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0417bb94b816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fd84ed6d1043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e684985357c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f3eb969f7272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db50a9616c85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72717944a55c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2e942de30d1b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84232835c7b1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3f549042a848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1914d1b3507a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2b2ce59f5150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5b73bc3d1b31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f47ec0fcf7ad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5dcebe3f72d0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9df4c987aead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279dc6fb6b7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c1d3734d8306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6103b777aa9e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7deb36c0ead0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21392a25cf4c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c1dfba99ba1e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e67ea3882307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f4e08ccbf1b9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1b0bcb1c46b0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a8aa7a9a2126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00e52e0a7c9f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0e6f549ca28f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2dd609dd8b97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18192a3bdada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d3bbfa5c6575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d944fcae5a53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81a09999673f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e1261ba43790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ab0a3332a514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ae051c0384b3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4494aaa4c52e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733db55157a8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6c2a89c9b8ed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eeba9abf4806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e79da09a7351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382512b3efaf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b997cb3dbde91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2300d873f7a7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3e6ce0428e34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48165276b416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bf6a65b4b369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00dc1549d500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217a26f18be1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a8211bfdf9b0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808947e3ccde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4f82b87e270f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4943d5a8ffc9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b389864e0719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78ff3ebd237d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1e61cc89db9f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c57f0bcf67d5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752de590f1e2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b26450a96197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0eef68782fcd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82fe91f92e83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99c80c08174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9c7d5e5a9498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7f82a8b0cbfb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ebaa4a8624c1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e8621a07a079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65b9e96a092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215f0d7c567f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4f2527fb1854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2ff059317cc6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e7a246e12f7c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33ae0ca862604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81cfc5fd373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0ea16f8f8af4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1c24a62f0d2d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4241a65764e6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715e9083eb7d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c5d8ee6e4f4b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f2c16df81726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7cdf80ca5034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3809582ad015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03fb8ecd9076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9c5407f52bba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5ec22375f947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a47f198fb0be1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d1fec6bc96ae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d58d7c8420e9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5558a2026ac9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a2c4316fdefb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f180616e9f53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bdca9de4ff70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ce738d4fdd95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750ba66d7c0c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8d7ef26416dd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f25e988fda21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1bc46449dac7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cafaefe9f3a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d48d1686b907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0140929e9406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5ca7024d1d77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3e43e28caa32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c482f71df9f6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4942116838ab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1e0263137311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05fa3e079f2f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542896f3d229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26731f349e1e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f39a1eaabaae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9e2a7c12e865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82985cc778a8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7adde83a10d2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f5747c7c1363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5d0e6822d759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44a77dc901c0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57168c71610c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5cdacea29cae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813f85e6901b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9ade60375775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b5b0b14ba2e4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b756381e1faa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d5a732a1ef5a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742e5916e6c7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aecc14afacf0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68814994b7fc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7a535cfb3dd0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b54736dd191f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77214d82c8b1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acc4ca7ae7b5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ae959631f57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2ff5aeed5e60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05ece31bf4d3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dea0abf86b5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ccdb55cfcdef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6ceefe5c29c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bf8bc51ffa4e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50ec88fa63b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233ac54691e1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96e40994ade3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e9f54510168c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5486e6b57d32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c33f16a0f72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27c4585fbe82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eeec72dae1814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74d61291d9a0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356be76832f1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50223896fac9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b0e23eaf3e67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dba934ab8bc1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d398ce5e6aa2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ba55947d7f43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492c42467b7c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2d7bd236b383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d9494e2c2a2a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05961344262e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86bb0576404c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ca8093f29d7f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e1c533d7b6a8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26f22c0af5f6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cd1718ef28a0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9a4cf3caf811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b17a71c40207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e09f4aef6f77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e97f4fa9a97a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46abfeaaae8b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1b83242d8984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f5677e7100b1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9e50a027137f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64a4b6ea1cb0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a7b94330caff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116697ff731c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eb55a44095a2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2009c005f7e0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e4a2db33b839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c673ab97f88b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02fc441b06c7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37be7ede1767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8ac5f36c1c26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b0dc0edb7971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e03f7f6be5c9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d54fbc451595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90058855be1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505a083a2178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e82d32a949b8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541e450d6228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5db8d1fb260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2536a0339c66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bc034acd33ee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a4cdc224b97a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793f78fc09d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58be49f049ac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e34a48ca5c4c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0038ffa406af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172ac1f51fed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5250d6df7c47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eb95651dccc9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ea852c7217f3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d208299cc46c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49165282c65c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18800f3eec2c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b2bfb828607a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5c0604b3a1b2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a327e24881c1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c1794a173a3f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f01e4183c6d9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79349f678a2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bb129c2fc9fd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12416dead9d0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53c65b724b19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5f74aaef1779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1b7568cab038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50079dcb39e4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6f78a6b1e790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ca1e92d31dbe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eb1a89a6f089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2e2373110126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2107ada47377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ec70d3b77d64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dd47625be860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8f0daeecd3ea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ad3706ed948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1ec85cec5a47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8cf9c9f53c3b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b11e445384ff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88681a74dc70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ea7ab19ff9d8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bcf224782208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cc0c21a70659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b6087be77266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e6ce0c8d26ea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af40d83419b2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da11f1b14b02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53b32c51203d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d5e8f852ebdb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8b927be0935e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0b2811b0fdd1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3134d6aefd7f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85b7f8bf60f6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185a85f11807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a2e58d8a9036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7618d25c8ba8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ffb7470f81cd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ac2a4df11152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9ae36a3af256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13d05e9a1015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b3a845afdad4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0122a20d9966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54ef76e2afd6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a8fe5489d1b1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aed41e25afd0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3277719d770e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cbdce68a3412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9fac17b3fa3f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f7b676151417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1f82ee5516e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55c97cabebb1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3d9e72b92c16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e168810394e6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da6024556751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01968c248200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cbc27ad5db8d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c1e47f94e0f6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00387ede79b9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f665ea8998c5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890a714a9fa4a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a7bc6a4315f1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48117f44c6fc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feefb1333177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ed5f99e429f4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45e35a5536e0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e5fe9e2f6866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67a7a77b9d52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60d8d1c6887b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68dd4b6a79af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b0b2a17a0871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4bffeab527eb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c845413e8262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19f9ad061208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84353fbe5362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e48723ecd514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77b9e9798ef7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da2336783e13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886bca52277b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ad98ddd9d7aa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3abf2f8e36da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bc847f239256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f109a09f80ea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cdc39bc344c0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91f9b51439c3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196a31bcb871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d16cc2321de0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59afd1d1b3d6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b2927dbae962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d944ee166559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70bc4285a47c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b1f2889569f7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1f0b1b68f830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b72948d69688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da25908c6ab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3f109d404bcc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31204427da8a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31784a7afd2d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25915e46b76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cbee97bb95e1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3f0962500c50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925342fd2045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42db819ee2de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5a8f61dde5ba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df1bff7f189e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aa854a2f83d2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7b7cb2f6915e0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26af8b1e45c2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eeaa52fcac0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41c1aff1091a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01bf1b0461f3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cb11006d5dda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1782ec8d5f19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cd76bd523c19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2f13a8f8c64c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9132ef6bc0f2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7f8866cd3da8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52f604bc1ad3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86217d59d4c1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72be7ffd1873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66f676cf8d85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3978859f64211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7edba65ce7bd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f1a969c32285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44a40a690878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517d4d8f6a4e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7a33318c0d18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5906b8951a32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859847419558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f34ce1637391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bbc0f39a6f5d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09ffd00b885c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a5f1a0d4f0cf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5fbe500dfc3c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105a969b4127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88af5b4c0132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6eca8e911a5d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e77b1c24b302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9f5af8a3e0b7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a55b2df9599e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32cf58a7c976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2f14044bab92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2fcddc0f564a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0e029b48fa43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862ee0a960f5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717abd0dcd5c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5b3af99dd98b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e6f6d2544117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4f5452445c2c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abe02f36082f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f3548bb07df3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574d40c055d1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375a164d16e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b27634e0de75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700af7e95778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4a3d5ce66f55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283e78c42783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828223d1ec24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fed0916f60d9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945d78829c69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f4069c03bb929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2cfe69ae1c8c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7fbf1367976f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de6ac7965876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0fdd3b1e73b9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9c4786dbbe72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e123d094b7e0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d1179e6e07bf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bfb0186adea1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7ec66c1fd797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7ea595f3e963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44c6288742c5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e95b34e9481b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96b9b87fd5e6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81efd737f4b2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96a03a7a0152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9822016fd1f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9144d32eb765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0c806b41219f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ed4af084b5cb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677aafbbec8e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7b6f0c24c63c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cf63b05fd2d3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a7bf33774148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2a45a2cd6ee3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fb524383e541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1bef5bd9bbf8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96ff2999a6fd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0f0ed51afc7d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28615ad7e597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e90b7c208171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d908c1ec31c2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8d4281b3e861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0844665fa7f3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ee959cc2e4f2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193c031a5f5c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a9c6f2a9c0c0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94338c6c8fb4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4734282f7d77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2c28e4e1e03e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519a50919d6d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cbf4e3ce597a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e558ec1c18b9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339afa0a099c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fcf87a920a48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8929d73b4140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0071c5df3ad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5ec4373c2178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771f83398b52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f0652c67d1b5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50fc04913d27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b1bc1976967a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96dacb291155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a24db820697f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28c2a912800a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d833ceac1f92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08911f0efcc0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06cc7f74d947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f0b8130b4c7e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a28cbae9e28f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30fec92408c6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09c89a10c1c4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f6d9b08bb9e2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ccef4e0a8210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12f7863ca556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0747a6fc3d48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23880a9985db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c6b74da0a4da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76287bde83b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8540810551fb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16660fef95ed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5949123be1b6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469d111a18e1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d104db924c7f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e7b266e31360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1915c742b0a2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aaab466fe71e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362b65b640e2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0bfb0a80b0a3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dfc8c0036739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2fe755042bbc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022ea0920814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76ad700e46fb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977ceb6fdda4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fb69d7acf4df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88aa4879158a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f8ea7effc849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71a6a6525a5a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00c32d863c26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dfd70c833110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ce1e233151af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1cd8ad78ed73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36bed12a96e0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d59930ddf612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223380b795c0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a8b92de3f11e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9a629111616c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65f30ca04f36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efa3bc2c44b1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442b6a4329a4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5eeccfbee141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4570f35f2d99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55441d562eda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7c537aa0bc1d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a6457cb4954d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67f97895a8cc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0cf86f464862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2000b385336e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efcf7cc0c531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6c1deebf3906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7d6da7818fc7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9ec9c8a30408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c9fac0d64b7d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94313bede72c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a5df7ebbe548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cb38f382055b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70c9e6d4bb3e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43d49643f5cb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f2e0a5f85e70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c889026c7650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7be3923e3916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bec147b5879b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99fe3099c778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5fab913b42b0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0e87cd0f35bd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5a2590d1c33a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a975afb33429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992cc282d81a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b87631d62d03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9375ee8766cf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d45c19cbd9b8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17b56c6478b7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cf63b1440348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036aa20988ea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a6512fe59c02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ed557769749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a49be210cb16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6733f503c505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cbe190f68cb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0e93c767dbfd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2dbc60a06dd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30998047e8c7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88c255def803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9c5932cf68b1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5bc1589f6897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9ea4b073e8d2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7dd28839bfea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b2c2c0b1e9b6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bc5fa74ac5f9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d2107dd99d20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b59bf12f5ec8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17aea03cc8b3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a3fe100d8c2a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31af041d972f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03c123b08751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400ad55321ee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59628d9bff86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86fc6c612fb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54324f00c851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d0a524d56268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03de62047da9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f10236354ab2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fb2e58c64e6b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1eba3f3742fb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843020e770233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646d2f4ce57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d5846f411869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a67feb8eeb5d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7f422126168a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eb755b68cb9e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f1650746f6a9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405a201a0543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e9e140616cf7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3602a1e46d90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dd3b377a949c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3b1cc374666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1dfa7cd1ad5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7f299eb447e5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e8701ca8f294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188b6db56057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b4d70f26595c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3ac1cb829338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21db55f80949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63039e07fb5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7685144d996e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305aaa98786f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129fe9ef7af5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d1590d4a5a65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f04808b743f69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28d32484d19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8c52c6e1c82b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be42240b32ab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29fbdb2a26c0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4da6b4931550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d4e286ada8bc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2de7acc4264f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ff201c181c59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c8a8438beee3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80ec1554885b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11eb33f58065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1c159c3c28f7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1ef5937e65d2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d0601e24360a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160d07781f54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2e22d9168934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1d0a38060b250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701d3be5567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330b1fd2daca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748b7cff24a9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60b13311fb7a9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36e2fcf65694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c605537389b8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3c2b68224e15b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fcacb43a635b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1b4986c08c22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3e6518bbbb30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9307adf5194b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4124eba55443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f35310e6d571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fb0a7a2e8041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0f5039aee358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618cdb25eeec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5601edfa7be9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f586bcf55555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232e290e8bc8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7277845e78e5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e2bd27c37ad2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8ed80379f675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0ab2a26fea70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dbcc17d8f520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5af9df9d6f57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7dcfab465b49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033b00b7da46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31e71002bafe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b9f149748be5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71c7417c70e3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7041f09e9c276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fda10a2302bd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0af72f3f0d7b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fc21dd41ead4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6ab0eab5f18b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8467cf47387d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0d896041ba41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698351126ea9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fae43568088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d7907a0f117e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bbed5a8bb0e6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e93c3334f31b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d6f4f26ae9a2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640393d45c63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1215ba822c61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adb33b5fbf67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ad6bef0d4a58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22ab1d45350d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dab44f559409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b5f756f1b7d9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0192e6714f56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f6fc198d2e52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cb171ba2c7ba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c9f93214381f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ce3bd7f5c151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40d517efc822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895b9363c329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235ac264127c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d2ce108a743a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eec6d903736c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a60ec7028673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edeea2941fc6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0779fcf6f863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5f8b7ff0abc6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04f9060ca59b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6b726711834b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547f82896f64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d59b4b170535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d3bee17fb5d4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0d332b7180d2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17b6cdfc526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87eb3ec1a88c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52b65e92c81b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0871494b9f3e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74c7b83814e7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e552e85efc5b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0dfae0c178b9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100fc51a3f35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76972c2132c3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57f6fd22f672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88a60c26eeb0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5352c0c3b969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6112a9723391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2b94bac66eb0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ca8cfba2c5ac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92a4b4939133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7c98b8229ae1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597c5d620051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f49e8796c1d4c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7b8e3f7a53bb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f9b5b2309529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00bd78c7dcce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2938206346c1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74620d0daf90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aafea8a142d6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787394b378b8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cec6405e4880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c1dca19149af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7dca103569ab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06d3f59f6614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8d6c0dbd95e8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4d9f41d9e78e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11af5e317d65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8354c4966d7d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87c4dca3eea5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a85e7ec1aee7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a6a85e2f8361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e84289bd729d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763493f52f9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9b9c963a3009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f121a0fd0f6a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1c75514088e7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faf61853307e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1b76118e7de9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7a3d54f0b160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3e094c0a2905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f2b963ce9486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9a06e9ff2772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5736be7c07e6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d03f012b75e7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b40b107d748a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6ae79f7d4963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c71efa61d1f5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7ed3f25b4412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f9e2cf71525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9dd5f5663ef0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af14ffbcff6b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e545ab903394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e8f00b9a08ee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882feebf1229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73aac8dc65f1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e80760f4928a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ef15db387d45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1bebeaf067f8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f1e3b33432ff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9dbc83f7a9c3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ce629427882c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334f73df05ba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3cea3eff9391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d678cb6867f8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5217cd434f9a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4deeb090c527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8d45b87ac290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251b5f95bd4d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6a647fbc153e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2d4cef9cffefa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a4f7eff50609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1250374d0558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f29cd23d5211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423eef748672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50051b33cd57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6442e16e6f8c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587f22debba6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b8d41cbe17dd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0eee730affc7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77c5f7961cb8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e95f2f4a7c86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47566e3a9e6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1ba40b306eb6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b75a86f743ee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3d7a6c0f3630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c4bf1387c8ad8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c9983781a98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a5906b2e4c20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f5c212858820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0c629f0e4df1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d4e3640456c2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9fa3fb5aa890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1ab6e96b2f84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cfbccaf8f6ae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839200b32d94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45b10a8474a0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e9beb238aadc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23db16ea1017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c078201cbd30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475f54f3c085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c905016f371d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b5d750e3699b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9cd9f489716e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72e250b699a4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71e7c3b7ec1f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59abb6dd88c5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bf53c9a15b80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43946f7c2026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c4de7f6abc4ed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9faed500849b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ee1c8567b1ca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59f142985072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5e737ffc9a01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e578a7b65eab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b76cc8cffd1e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ddc8f282174c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605a49f848e03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9a601e4ee8fa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0ebb1d810e3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c3f1f51815c0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a4c2f8976071b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1f85b22c566f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752a82438134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6686d3b93755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13e038ff5975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16146f3c1c91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f43b52093299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2bcb1dc99a38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ae25d32f1b42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50f737bd2145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52455dcdf7f2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aa0b07b90c39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bcb2c93345e6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5963b43be7d0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048d0873f81f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5473d43607a3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c57d8501d523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6dd83f9b316d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7493bc4c5891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04ee8a1c846e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a2b5fa2b335a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c7ac71b152cc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2c610354b976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2a564ea4af12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7a57bcf2319a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e67d7f4f9319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52bcbc6049d7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991f7928d79f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4059724ce110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6935b8924a49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6e6f23be4015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0e70e5bdad5a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ca25b132882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c27aa65b2df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ea9e9e94a6b1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b75c7d302d59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9f463cce8d51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94fc841ef2e6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fc72aeec94e9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9fd5a48de74c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cd56e9dd1d84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ff98efe74ace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0654ba0c9974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bddc65703a59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bb5f6aace578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af005091e441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8e4411bb1f23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fbccff96360c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cbd79954c74d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c28ce7485d8a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010384053f6a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133d80b16a7e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0ac8fabbd775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dd2e4f8e3a28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8d86fe4003ec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9506fae8a5f2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a7de1c72cb9a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7996dabf97f6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c083fb5f9bc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612ac0c53657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cded3c1a3bd5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fa0351ccc7351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1368a3aedb5d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9b3af687d7dd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6c8c0d334382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22502858b626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65dd474cc98b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66857d05a4dc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2b5f95f4e821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a891596558f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20a74c1e0e36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6d2aa14498bd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4a9118030899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385945cb260f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dab0065e0a35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3749968c8178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a847fe8527bf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bdfada2be8f8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00f5a08f1320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03b5befd7af1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366f5e508ceb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2a6908671b4b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f1e3ee9e6fba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9bab9b22b46c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775cbd2f58d5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fae6dcdb84dd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08fbb0aae43f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9b345bc6fc7e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53d3c6b59e73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35332103004e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2b62c10c8da2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a76b77bd1cfc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f23bbe75df3a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81ae74403300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2a7acf244548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f38e35c9a6ce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6d833fc16cb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77394dffff20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4b1a9ed1380e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6416c30c3e94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7afe4ddbf305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26bf787d97a7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806329cc6f7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c8c9120d61ef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6f91a5054704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6eb04f4b6d16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dd63a4abd92c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9b1c2b88b42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cca377731777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263f6145ed1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bbdf0bc8a9f4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085c9994e86f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17857f491c29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08ccf2890b96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3510dc5ce09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62021be8e4a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45b6c01b7ce1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585d68fedda7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47046e312f18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4586663b0b79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ceddbb83ad32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e647ef1f0178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1fb308544c60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b092aa48c0bf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08047e33f622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536bc1cdeaf5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028b6f53abaa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33027f09284f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f52261fcb5a7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9f1a27b60653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1c7e7ab6eda39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3448b241b455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0b1e90364df8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c7ca1478c548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1e3d65da556a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52b8bd12f9cc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277a84eedfdf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482663714754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8220f160cdd9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317ee99ba859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de5ec315a6fc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2b34ede022f2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943465e58608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bc56f56e3828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d2faf3bcb601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93ecbbfcd6b0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3ab9980b54c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118def8c8890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ee519b875365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61935bf0a687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5ce25b73ebd5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c4de10e6a3471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1d62ae8bf320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b1794a721737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3e9b7da6ef17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5f776637c5b8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298640cf37c1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ad22c001702b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520346002218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2c910a82b3b6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353bfd0b3e4e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f4413b3cbcb9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375feabb6459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be2ba3273aba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98bd3925d4d4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27f2dd668879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833d30754a4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34b3a9359e8b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c9bb0e39bef1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1636d699bcc8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6e229bf8ff76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3a0bfe3ebbd9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95b20f7c2ab5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e9b35e521819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fffb740dd26b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78350110737a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76c2360cc48a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215d99f0a70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ad08c2d8557b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219e688def80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641f16794653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2558a6f4a9c7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b2a34f96f73b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276d8903f379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dc3b99d566cd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525219bb0ad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f37bdded57d7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1d7b4610de4c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046c8b41abe7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ad7f22899943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50553d32dff7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648438806e02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2ed58f7db30c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ceae2fc61292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e6dcab69d29b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59c85dd7acbc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f85fc92acc49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3328421cef5e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658a57e9bf3c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db12cbea14eb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045fa5628fec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d2398f7d66ab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0dd2b1e0e14d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a73e37448e35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62f168cea6d8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1b5b7d8c4aa1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7c9ce1495bda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35923f17ca62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1404019e2821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a25681d3ba7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918052b96251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6889017db3ae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a60a8e4729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a208bbf7df24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63888bcf3ab1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28b7bd32cfa5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8110feeb1e89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bf1db41eeaae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8d72ea508aef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7b4be99961c3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7240ed05773d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a91d10a3cffd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9e617ad5a1a6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460faf4dcfb3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9166ce660b3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ac61a3f9934b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bbbaada9172f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f2a5e0cbca8f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d361be61542f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eb5a098ab0fc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ae1f5035d16c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e0035e06e49a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95627392bf03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7492cfbccc42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62325aad1c89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d4ef8d6846af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3fa938f70b6d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4fa1fd5a9338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f66b90f08c5b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e803be0dfe81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b659b94ec89e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edbe127629ce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cd81036d42a3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6a5e3ce404ae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fbb65cf7c3b7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e92841934687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313be3a8eaa1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b30facc4919f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cf9e94b09d63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714fab5b60c9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cdef5002b9d8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cd1734f02b64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5277ebba9977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1bb8205e1517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16ba8cc88cd0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f898d8e7855c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6ae5a033b015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8ed29610056c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e404c708089b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8e1d9a73adf6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d13dc1436484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df37e66d9260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6848050335e8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dc3a7c3396f4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b0bdcf704de7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c261a5fc4d9f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9a873df33eba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3dc3f5d787d8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8fc34cd84845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59cb49bc47cd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55c57f2d5e4e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d16e6fa6d2d9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66dfa8758ce3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08c01d2c1daf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479cf192f2ec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2093215ac5f7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ff542fb52e0b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883ab246c877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e494114141d5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11815d3da746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f1ff80a7cc83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d86f1b1c0ed8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986a7d172f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19ef466d2ad2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654072f40457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3bf3ae4b3134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e88bc2f1d729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06a8d1876da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bbb6b9ad16fb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fcc6b32abddb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f1ff8e44b8ac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064558df869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32b1d9f6dc89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748c41bc623c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33cb1c096f6e3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7c009cadb35c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c76950dfc9d1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128cdc5d5907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acbfb3b104ed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7ec10812a54b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551a6b8ccc1b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5ae360ad6a63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b7e03340eefb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e8d155304508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85fd3c870ad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44abb7ad0e52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ec99aeffe94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642f10b8551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3c3b146d79ce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05908e9b7f17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2df2503a4583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cd7f9a8139d4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5334fb1fb36a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f0173f3a5eae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0e3d0f824ac9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3d59606dcc99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65515943a4b0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57b0b1d52e47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07e835913852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5c7a6e131edc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29c6aa1bc522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af884774aa0e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ca4818ceabe4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0d3d7c4e428c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a2131d3ac4f3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3a3dde673b1b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0ea71f6a0c18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171cedb62703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9432c998b08d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4fbcf1738c1c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5d4338ad283c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89f10630595f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bc3505e822b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66ef55dc6fce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d82928230314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4d1dea154293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81d57431c09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9cf92bbeaed0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ae92b6304ef4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2dc55565ddca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1954d21dfd1a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a418c1117c90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190c4a34da2b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c41bc814f255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51d89a1de565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3ae8b0648334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0a402dbf0ced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57a375fdfb8e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a8a83565c9b1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118fda9b67cf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682cae3b0bb4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f016b73ae475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6baca342d37b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87017dce3984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02ba42522bff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1c0ec67d5f77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3a3a510a5144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0290459e0ce2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586fd4587ba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2533f6ea1a5f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82184fbc5f45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56ded7875a32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1167ec46bbde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6fa8aaa05e41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504d1566d706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1895db22842e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b2f099720912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9095e9ff0db3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079edbeb78ac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833094739e0a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efea865d7770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1ab18617dfa0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9703f9e10c9a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eda7cee28304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5b4a9553418b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c6183b5f587b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2bf1a78f9280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7c0c19ebecf9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a83aed209eb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1c6270034898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bcb008ad9ccd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6d8d7e51cd20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ea5eafe6e1de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00f522b2bb20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202e59827bf1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886b5d836f30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6c3cf5555da2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e06833fa5fa8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918511f9a2cd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191f3f67eabd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d6cb69b8384b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9155f5441139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51d1ff9942ed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155ce29ba4c9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995ecbcb007f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ddc305655590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11b06d963505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e8c5562d3cf1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4548ac193a93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c442e29c1219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49e525a47cd0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9d2549456ad0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3f4b754a92ef8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ee5055669f1e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f6f87f7651ee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4b9d8290643a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d7c3f795d272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b85118fdc240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aede3f13464f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d822f69826ef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1fd999e4ec42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00c1a899908b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22bdb614207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8741b5db70ac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be5cc842f5c0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788ffed51560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d97c5c1a6a159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96772ed39432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f43be9f140d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3afe70ec713c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7e3ea0ce2cb9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c681c10b1b82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bcfa28fc6dd76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173f591fd5ac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b14fcfd504b1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957bd5ae507c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68e00b7244df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8b3e4a8fad38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74ec5659269f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7348dab32db5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74723b497577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8b228d87f10f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a1bac408eae7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3c81efb168c5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78e16c3ecc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7761aacb633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7d588a3f0c14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548a22f1da73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6de976250807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33c30b484634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77c137227a34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abaf1098a52b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67dc1b155a3e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30cc6e1c17b4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cead8e5d0f17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cac1ca861dfb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17a067aebaf9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a0bf59f1adfd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f5958011f1371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a7470bb7f6dc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d52e4e0468d7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8f6ef6f1c819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d2823c451c63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8b82d8f69522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78537db7c090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cb0ab9e5313c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02dcc440b2b1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7478ef8f07874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8371938b26c0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e7108f48e1c3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855df3dcac5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65ff9c5b6b71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b73bf96b38aa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ba330694efd0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affb35adab6a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e917674408e3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dcc9741bf56e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2764ee3465131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d61433b619bf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100dfbdb18b4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45cc3a7bc754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818b0a5972db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725409ad7ab4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e4d8d9ba9cb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acfe0f457fb6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411404a53589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c13a749477db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4ca8bac37f02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4f0c8985297e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dae6d3e6d1ce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dfe4a0bf3749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0b119ab9ff6f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4bdd856c468bf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90d709b516dd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c38e8f212f9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0913f2602769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0f8873ddf642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93e9c7abb84c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59c9ee6417b7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acb21de03680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0a3624fa5191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6483641429552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9c82a2e034e5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95ba828748cd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748b26561729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6b065db4eadd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bcc61383c456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65f0854c161d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a3ff4fce2df5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41e80268bdf7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45cf3237c7e2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f1cfdd1389d6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a8b694c534e0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ca0edf14b455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b27caae073fc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4b762c826219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b22942299ea0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ae8741672b72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56cfa6740d69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41534d9f8a15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715950ebb64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64745b00f14e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8a5533a83d49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91d7bed146f8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3f108151b519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fbfe401d8a0c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40c3c3c636e8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c9c12a872bff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ae73728e644d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fd652e276b5d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b508ba7fb37a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67758ea2e1a1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61ba91edc887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34b089a9ff88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ddf2edf68233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1690d3559f1b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fb14fb03357b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70876a2cc639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f2b7b504acb6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e28379587aaa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b2995556b09f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a44067979d5e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10ab17b3db53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c4fa4e83ec066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f9208d89325a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3afdb32e0c32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8c72eae03958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404f443334fe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134851c10d25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ca40204224f0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081fe923ad3ff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6b5ecc2d0a94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c27ae0015a9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426de05624dc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1fe85336326c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f63c08e01b8b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6806cc429437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e0837348336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8c590fa61f5d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b8df70175df0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d21536aa3bc4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01d734d47c98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ddc9fc9663c2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689b9b36159b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bafd1fe276b9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1f5e4bb4f224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86e34f1252cd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8767057dacfb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797b0e8ed6c6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5db08b67ae83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a93cb21f866a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d8c6198adc6f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89805aaf1f2f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217b70c25aeb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c91b811fde9e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c18e1203fb56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8b4656c3f66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7d2a6a87c7b6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97ce39c0cc6a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ff64197769d2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7ff6b7a93e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6070f79b8c0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88231a284e8b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12c36c4b916b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aac38c4653bd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38c22aba701c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ff1c878a3f4e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0bb7d6719f2e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ac17d1eac8e7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c2d80c1005d3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ac83df8abed7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63fcf668ba8f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8daf383c6486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8b02ba01e287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a7bb35ed93ed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abebbdc73818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e8b9a08dbc34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0bef523322e0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b66b4c386588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d91fb74e01ca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347f14130526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d1adec5ec0f8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a6e5313eacf1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78714dbc374b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5facaf93ec07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077ee21b3e7d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cd5e202f2822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eadcad0017db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2a146a4b0312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159f683caf62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c739ba85c7a8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15f60d55c26d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81dd45cb0905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74735e7889c3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d99a21051e63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7e3f9399f3e2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ee06601ba4f5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3e180520af74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6dd1fb3f4365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7ed1d68780bcb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a5c212fec7d7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51763d48f988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fa1ad370499cf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70abf5a84015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54cf96a5f72f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d06c713d1649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49947261567c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3b2f2c19fd19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76842206cd93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c4c36918f847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fe33fab0653a8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aa43bbcf3816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3bdc4d517404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a11bd5fbf35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774d4efaa308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81b12442a68f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abbc1b56dd4b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ea433a66efab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f4a4fe8ef72c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dc9f61fea692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1752a3020663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a3400016d7b4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9180f82ca810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bdaff47f251f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0b9bedfcc57e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17ac2e7f85ef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c8d762064025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11f0b8c76b95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df146d47b81c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27a18a1116c8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782c9957532f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32640ca781ca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c9bd032608d3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765a21563d90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60f634c159467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56184788b65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5b7f312b704c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86ecc0d5850c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f6ac39df06b7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26ff62fdf787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96c213c78155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eb965cdf33dd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6f87dfbaea81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99e991eb69f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043624bab9b0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f379a20223e7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fd95b51b4694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be16de8d19f3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4a2c1462aef3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446babb3ca6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28868bf35782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37a87d0298e0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dacc0f2626f3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6c4270e361945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45bd0e1f9d5a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a30d43c6a58d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488fc5a2e20d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e38e697921179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ebd05b0675a76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a88091ec7b1d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3d4193b5b8cb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9fe0c91c954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791eec2cdf5e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5311cb00de552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17a09b594468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79d6c1cbba083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bf163520d5f2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c7061e0b4707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f639cad90448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34ff190c8c15c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f2153f63b9f7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18bac3899de1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62968ba6fdf57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3aae25624c3c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99c95165e0b4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67e086a69894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8388728c2f667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0d8ed5abfd1e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62185cf843aa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f3316a6f01f5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342d955e542c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bcfb710d208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17c9757d8ac03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ef7bf114cbeb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45e5a25fd46bf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381c0c1a1c7b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e38a133f7c61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14973dd3795b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b703445691cb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c5746ee7f04f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6aabfbde9272e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1b0ceee75c54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11b66eb38523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5b34e60d395c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fdb185326476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06a60c775d0d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dd5e348a6f32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5dedffe9bbc9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6216a71da48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0a78c79e622f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739c7d3cb736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392ff2e75e25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92924381a001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16b3215ebf82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eb609315fe6d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0beb53033f8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e568470d1cbc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926cf7ca4a4b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514c91eb526a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8bb424c94e6e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c7440aed4b35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6e4a9b107937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af2341849683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dfa3b0db079f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faaf41cd8890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c0e9e8cb1354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ff0c76dc5b14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26042a2f7331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efe9742cb5dc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2838369ca790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a8d6c109b2e4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bf66b25de97ed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12a7c84c336e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96693c8e33cd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dbdd187ae8f0e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c4cb45b6df9e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a32f8f1f384b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db8f17736b856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342277d21866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51dc75004f24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5a69a69558d6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8a6ff476cf8a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ea5883afcfd8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6149502bc230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fb20bfe2b13f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89491f2a8462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2bbef4f10f0ad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7f360d542b4d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3f57d0ba7130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9c6b756dab3ce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820b1d651670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eebea0628c97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82906e02e911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f22bd30815a3d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a151cb57f931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85cfa83a9b4e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3f65fb1773e3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ee8722b845c4d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10fb294d4e8b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37e062f7751d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b7b072580418f4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6f7493207f66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fb259b95de60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9bfa59761ef4b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2e897cb9f124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c1e82d741f7e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3b4c90734fc6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b11d47b82f56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0755cac1b290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800e1ea4a99c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38857186bab2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d70cb764d130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71ffc2eae227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4596dfc1fbcb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3bcb25f18146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4c8b2f51c0ca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982784f9f967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8f4960af2def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237801964300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e4b44b7a5763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6805b26b6234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705332b026b81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5a58435bdf4a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638958c39e8b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f70f5a66b819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08bbdcf285dc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5e8493f7602d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33065909c44a2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bfbf155b2cac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785325bf02e1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3ba69b985f50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d18f59cb6add9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6a9b8bedbda4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7ce8632bc771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dca43d6768a8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532cc37b650c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a4f67c78c9d4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1181d071cf78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c3be0350f6e4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279a7ec5ee69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d56cecc810d8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cbf2725567fb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97f970b1e5a7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9ef60004c6d1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509324aa3e43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b40a192d107b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7f5661b0d49c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9b594311ade6d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a65e2f69984f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dc40ace8407e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3e37ef77a145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6bb45eb7bf88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b2150ca291b6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c24efa6aded1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b32b6037449c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3641e11b2862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234b6a4267da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efa46323893b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d21ecfafd669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a424d423a573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b8dfb89f024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c6f7713bfed5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43162e1d7e13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a8bbb18f7197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650c237780e6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9c12f765a9fa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6d607791c3b2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0f8d638e7178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b726abed5dba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bb16f21210e3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b8fb6928472d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0b8a106ab216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e259480e5bed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aa9cabdb2776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5c0834e7029f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e3925ca23b04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f285a08ca41c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8de3d257cf8d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be41b15aac45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a75a9c96576c2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c75c7a220c56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31889bb8fcc8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3200e755a54e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b5afd641def88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9980a4df5dea1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a25db7be08ce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6e4833836492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d1dfee96b7bc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0ca3eb9932c0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90e497bfb1c2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127a21bf0d20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c59df9ad478d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7a6f05a61393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66a649256ad20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ed07ea8643ed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c2f3409bb768a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8ebb54d3ea5f5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d4fdfe240fe5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dfaa374d9b15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12f63a9b20e4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b8487f9974b7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ab476b1dfae2a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58c9721d3b5d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6926ce55aebb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c1248f156650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4d2404090176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f0e97d88289a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1cf07a188c1c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3b3a704804f7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18c9d85e2b689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c4cc16094f5e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f07977e04016c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85de316dd037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22631653b328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277e08086efc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973eeda62443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9d429bf4228b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923e73e2e73b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6a7fb1e30d958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9293ef6a80651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937bae2c9877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c1afe62a80a0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ae26f7f3db51f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82144f3bc9fe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f77fa6524257b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df02b3a28c51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e96aaabf9281c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a2bb6698bb8b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58fc878c4354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13a5202095f0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e97906fd4b4b58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48d951916a67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be0623295f09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d9f6549b3248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bd5f005134dda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a60613b756fec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5f1f797f463b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24711b81358d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19a6e7ccfd1c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84251b1055d2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aea3ae8dec8b8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25f2b56de080c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0e09aa7c51f0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36459b43c024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6ff9a26c61aa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9798d59530b6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b9e5dfbece5585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3b97506f72e8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e45667f8153f2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5b5ea5192fc6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946fc838c7f0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b20e250c7d7bfe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89934ce16db8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e8164475183d7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dc933fcd5c6a9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c349299f493c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7336d2444fb2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0794bad2aba7b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9f591fd8eb2a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ed9a5a428a36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7ebffa128b2a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19b001ca6127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88ed4b9b49fc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7fc69b393841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3fba067c716b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905a692457539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de66005b754d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d303edad78ea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00c69ed8665e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0576149a1c89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5281787561a1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9fcc83e6671e5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5e44a88c8f258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a6f3e79c2a3c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8178a5bc4cf5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f5dab9bc5fc3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7739705c11c3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0d6e492a2059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dd6930153337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6834ecd5f34d0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2a08c3fab414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6f42b96c3b02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677719a5a32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946263caea4a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7d1195346ae1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6971aadddc33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c505a562348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df8458b205465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e8904891df8c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3aa50939ff2e6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1b46ba13703f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59e09fcdf0a2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6ddcd7a423b72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9037975faf90d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76879a00da5d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c9cacc367ba9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1a2e25a2eb3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4b3f1bc3410b6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680f5bb5cc4d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7dd500b636a8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ee7992f4167e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73d4d468824ee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9a4e471f839d8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942762975896a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18bfa8a3a97e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e749bbdea95b3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5b09917994e43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1f7a709557409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31c6cc40d02d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9747c1770519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541bba606105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dc142cfb3cc4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fd2e4936d7513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70b0e58cfd82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3fcb4cee8f1f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c470e840d131a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fe64de673257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d0867a5bef76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e8ab39e5823b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54da1cf117d3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7d0a39fa9092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efc510ccb6b5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809c760a512be6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5f824b7399d5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c90fe77c4772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c607b2a68ff9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68a93049b4bf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d55fc4af0efad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1b897f479002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7dad553f6ccd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2efdf3f8046af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ffc5fda30c37c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624b9441a704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b9a8779469689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4975f8943e5b4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7151954f4f61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60d53f77917b7f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8d39dc531c4f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d0b082cd43991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c615a03f7637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a41b75d0caaf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00b4246abeba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0f44612f5232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b8261bef8fae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98e1d564c7e86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842e08eb4f91d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feb7f881f376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b9ed184bcd6e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025375aa7765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7218e2c0471e4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848199522660c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9d5fb669274f3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9f7e48366bc6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dd2c03f8433e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4ac6da061a5d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d380a51cdc86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aa8bc923fc65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daf1371b04a3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bd08123fd16a9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29d631376206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019321be5d50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a589b65cf7a83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f82431132bd47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088ee4931508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e9dc72a4cf2d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d70553d52554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714a81a4a1ae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af78bfaf6a73c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77b2ca774ae90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8dd1d96834b09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b0f3a4c3c0a0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14500ac4a563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657374c3d02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95bd37e6aeed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41f07346789c4c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fb5c0adf5b8b9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c9d577cd10318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24b507a1829c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3b8d51cc60f0f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f88223b20e916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f726680ec976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a20c2b58e16ff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a002dd690806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e04ef780b7e50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23ef1c2cb56ef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17ab9e18f646a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0bf924191cdb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ee3acf3e77b9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74471f2399a1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25bc68719921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c95b4eee4cd67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e6081d005082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ecb309917f61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a01f2d275af85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649f280964b08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117ce9584acac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a3681c10bc81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bbfe4be871116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0b6482b83668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fd19ad3cea06e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a3e6bd9f4729a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5f1d8efe6875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ebcc99f3a82e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4678d5ee82b0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11ac000142126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5e3130e27fa1f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c99fed095d2f26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f5a4e9f5ee9b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c20fab79136a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80171d300c46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fed7f42dfddd4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754fc437fc5c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6be64cda263f2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bf02540665454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910c5e15c6c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b4c43a53a005d3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94b9e3e7eb67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82ac9ac8c6cdd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de821cc70161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349edf34722a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75e5f022bcab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9d5a94ac34f0f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3de74f9b25989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18646cf4351cb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d29ce3cfdd57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a1ce691310b1b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fb3345b942f0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23ea0bcf51dc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15ae44123f42e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0be4655d91af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7a96e8a6eb5d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909ccbcfe8f7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c8026d38d36e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9db39b3260af2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279d1a6f1f3f1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b632439d751e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ffe7480fe24fd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366168ff44aea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a589599111832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6d01464b6b21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ae1291eb7dd17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f18761ebbfd2d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09779a3ab7ff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e7fa57cb2482d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7516346b92f4a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84c9552abe5b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1de4aa633da5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cc4dde853dfe5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e3a01d8ab85d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e40c6c3cc151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f4e6654efaf4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329b4da2967cd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97ba851c10e2ba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a061f5ea70ae8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ce4ef15f7565ae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4758dc73bb60c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8e40b475cd6a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8abf24ba8b7e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cb6981f138892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1b44064389e17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99f00ba1f773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db22d8f443a3b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74e45b97d670d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bac5f072e122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6b8358e59001e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524ea982f750b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24c68994543c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a1f106f2cc36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8d5b963323b60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a7309b60abedf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5ac25a7cc026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d868dae6cb03e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1321bd427dc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9cbe29cdf7083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0a0280e2613f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bac6625d0166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38bcd3d823b9a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9ab07054d796a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b94c4d434a68f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d5164f8f9e61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d51a0f13bc33d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2dbbfa69ef1ee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e73319675860f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043cd0b6d1bf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fe4d4a67f4f8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5da897009ca57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af8bf2b8a714d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7ec337ca7f78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3603a774c3ca2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bf02071cf69c1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7ac45753afd3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c819542dcba39e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8e68a69d1be4d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80b489561a00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b862b5d127375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518ed7b2815d7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1920c0a7d6d7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f43f5aa2c76fe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7fbca42f018de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37cebc922be94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1f142a9481b4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466a9c7ac2786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263374dd6adf6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4e24957ff83d8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70b43057934d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185245d807f0f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4abd12b74a70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b529fc9df12a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12cec6d452d4b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76b31b405dc0d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b85e24b0ee1b8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606c43f0974cb4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3db8c05e75bc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cba0e55b723a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b2d3ae6dfd1fc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fa88815b640f1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74a97121b4f74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2a36e2850fef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51385f10a6633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ad39244c60fc0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c6afdda1d685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babb6e6396e96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995fccede4e6c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9f7a5b866a80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7a691b1369f01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c6bfae17a3785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b4f1a11e25a4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48049195e7b6d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6f1f95842322b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2e33c60002e98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9030a4f5c3da0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d2a6fc7e543e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497dfb07bf076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765d54bd73a94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1a9d3d41b9dba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d78c2b829140b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e946dd6a05ba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4d1f53127824a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7a168e4d0f57f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ae490f4751ed5a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62dfd0b8ba845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f9093ff81a3fb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f8f6be59364bb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b20c6f51aae9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914b8befefde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9279ccaca4a3e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05b20625a3754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0330b198bc6e5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374423200b6f0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bd5b4b96428c3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12a95a62abea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5521d26a92417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44f3c8d89fc12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8a6396865ce999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e1555011409953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ebcff9e9e3dba5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7712814ec9ce7e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5edaa2f8dbfe6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085895ca7545f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975a8c62a88a5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be6e6d435b7fc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1fc525a206f12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3c688863a1bb5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bf1b90f8f82d2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5ba89bdfa8e77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d556df553bddd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64cd00aab9b98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9a40d9a42ee2c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83f07ceb0ef1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59b389b153577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047b98b737deb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ac002a53e86b3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f4347aa0ff5a39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1ee63325b9c30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fa04604110604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6d3ebe3eebfd0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e0a2587601a8f13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e6778153fa597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2ac24e1a9928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f332e6c1fc4b0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5170943048c13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11ed7bbbfa1f87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3b1eacca398d6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55ad863a55341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fe2393735c0e0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0d09c4894bf79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8e555b9d386eb6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fe824953346265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99e50ff9b927b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11c6ae0f50156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e879198902c2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3cd33a4e35583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9918034faf8cd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eda15758f2d0b4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d63aa9cbc3fac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616de725e58d1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0b3b5b02dcc09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15780df742f9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1abe5620757a1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3cc28001cb09c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3ee079ca86eca1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28e10bec0e2a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ca441c7ca3490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6cc5c67da85b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e8a0ff5ffabd4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88bd98db38c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c55474b8ae6ca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fb99a15e90f8b2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d87eaecc8de98ef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3e7aa54ff16150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b5d128c68cfa6f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bfcca12f5f6caa1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ac8b33174db90e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cfd80249cce9e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2c644122028dd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f80e4236b03b3b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10846239e5617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9d4508f1aaeb9b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10f7be925ccbf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8084f7a32a29f8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ef050e3cf7c3c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fd73cdccc5e385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9c9ca9afc81176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30a5e0c3c8fb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716c3decc4c12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d5df9541340861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e7e512ee7d40d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9d2d3c8d6cdc8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c228a471c167c44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dbb4de72c27723a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c4bfb20068f129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b7b7f6db7f6e2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fc75289ae3b41e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9e97d4c90aaa1c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cd7b295a5cfda5.mp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16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1T16:15:49.039508370</dc:date>
    <meta:editing-duration>PT47S</meta:editing-duration>
    <meta:editing-cycles>1</meta:editing-cycles>
    <meta:document-statistic meta:table-count="1" meta:cell-count="13888" meta:object-count="0"/>
    <meta:generator>LibreOffice/6.4.7.2$Linux_X86_64 LibreOffice_project/40$Build-2</meta:generator>
  </office:meta>
</office:document-meta>
</file>